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4.27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volution" table:style-name="ta1">
        <table:shapes>
          <draw:frame draw:z-index="0" draw:style-name="gr1" draw:text-style-name="P1" svg:width="26.242cm" svg:height="13.547cm" svg:x="17.328cm" svg:y="1.647cm">
            <draw:object draw:notify-on-update-of-ranges="evolution.A2:evolution.A116 evolution.B1:evolution.B1 evolution.B2:evolution.B116 evolution.A2:evolution.A116 evolution.F1:evolution.F1 evolution.F2:evolution.F116 evolution.A2:evolution.A116 evolution.C1:evolution.C1 evolution.C2:evolution.C116 evolution.A2:evolution.A116 evolution.D1:evolution.D1 evolution.D2:evolution.D116 evolution.A2:evolution.A116 evolution.E1:evolution.E1 evolution.E2:evolution.E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rappel</text:p>
          </table:table-cell>
          <table:table-cell office:value-type="string" calcext:value-type="string">
            <text:p>F-mesure</text:p>
          </table:table-cell>
          <table:table-cell office:value-type="string" calcext:value-type="string">
            <text:p>Moyenne géometrique</text:p>
          </table:table-cell>
          <table:table-cell office:value-type="string" calcext:value-type="string">
            <text:p>Moyenne arithmétiqu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3.25" calcext:value-type="float">
            <text:p>43.25</text:p>
          </table:table-cell>
          <table:table-cell office:value-type="float" office:value="93.97" calcext:value-type="float">
            <text:p>93.97</text:p>
          </table:table-cell>
          <table:table-cell office:value-type="float" office:value="59.24" calcext:value-type="float">
            <text:p>59.24</text:p>
          </table:table-cell>
          <table:table-cell table:formula="of:=SQRT([.B2]*[.C2])" office:value-type="float" office:value="63.7510980297595" calcext:value-type="float">
            <text:p>63.7510980297595</text:p>
          </table:table-cell>
          <table:table-cell table:formula="of:=([.B2]+[.C2])/2" office:value-type="float" office:value="68.61" calcext:value-type="float">
            <text:p>68.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.81" calcext:value-type="float">
            <text:p>47.81</text:p>
          </table:table-cell>
          <table:table-cell office:value-type="float" office:value="93.97" calcext:value-type="float">
            <text:p>93.97</text:p>
          </table:table-cell>
          <table:table-cell office:value-type="float" office:value="63.37" calcext:value-type="float">
            <text:p>63.37</text:p>
          </table:table-cell>
          <table:table-cell table:formula="of:=SQRT([.B3]*[.C3])" office:value-type="float" office:value="67.0276487727266" calcext:value-type="float">
            <text:p>67.0276487727266</text:p>
          </table:table-cell>
          <table:table-cell table:formula="of:=([.B3]+[.C3])/2" office:value-type="float" office:value="70.89" calcext:value-type="float">
            <text:p>70.8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1.66" calcext:value-type="float">
            <text:p>51.66</text:p>
          </table:table-cell>
          <table:table-cell office:value-type="float" office:value="93.97" calcext:value-type="float">
            <text:p>93.97</text:p>
          </table:table-cell>
          <table:table-cell office:value-type="float" office:value="66.67" calcext:value-type="float">
            <text:p>66.67</text:p>
          </table:table-cell>
          <table:table-cell table:formula="of:=SQRT([.B4]*[.C4])" office:value-type="float" office:value="69.6741716850656" calcext:value-type="float">
            <text:p>69.6741716850656</text:p>
          </table:table-cell>
          <table:table-cell table:formula="of:=([.B4]+[.C4])/2" office:value-type="float" office:value="72.815" calcext:value-type="float">
            <text:p>72.8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.05" calcext:value-type="float">
            <text:p>55.05</text:p>
          </table:table-cell>
          <table:table-cell office:value-type="float" office:value="93.97" calcext:value-type="float">
            <text:p>93.97</text:p>
          </table:table-cell>
          <table:table-cell office:value-type="float" office:value="69.43" calcext:value-type="float">
            <text:p>69.43</text:p>
          </table:table-cell>
          <table:table-cell table:formula="of:=SQRT([.B5]*[.C5])" office:value-type="float" office:value="71.9239077080772" calcext:value-type="float">
            <text:p>71.9239077080772</text:p>
          </table:table-cell>
          <table:table-cell table:formula="of:=([.B5]+[.C5])/2" office:value-type="float" office:value="74.51" calcext:value-type="float">
            <text:p>74.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6.48" calcext:value-type="float">
            <text:p>56.48</text:p>
          </table:table-cell>
          <table:table-cell office:value-type="float" office:value="93.97" calcext:value-type="float">
            <text:p>93.97</text:p>
          </table:table-cell>
          <table:table-cell office:value-type="float" office:value="70.55" calcext:value-type="float">
            <text:p>70.55</text:p>
          </table:table-cell>
          <table:table-cell table:formula="of:=SQRT([.B6]*[.C6])" office:value-type="float" office:value="72.8520802722887" calcext:value-type="float">
            <text:p>72.8520802722887</text:p>
          </table:table-cell>
          <table:table-cell table:formula="of:=([.B6]+[.C6])/2" office:value-type="float" office:value="75.225" calcext:value-type="float">
            <text:p>75.2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9.56" calcext:value-type="float">
            <text:p>59.56</text:p>
          </table:table-cell>
          <table:table-cell office:value-type="float" office:value="93.97" calcext:value-type="float">
            <text:p>93.97</text:p>
          </table:table-cell>
          <table:table-cell office:value-type="float" office:value="72.91" calcext:value-type="float">
            <text:p>72.91</text:p>
          </table:table-cell>
          <table:table-cell table:formula="of:=SQRT([.B7]*[.C7])" office:value-type="float" office:value="74.8121193390483" calcext:value-type="float">
            <text:p>74.8121193390483</text:p>
          </table:table-cell>
          <table:table-cell table:formula="of:=([.B7]+[.C7])/2" office:value-type="float" office:value="76.765" calcext:value-type="float">
            <text:p>76.76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1.02" calcext:value-type="float">
            <text:p>61.02</text:p>
          </table:table-cell>
          <table:table-cell office:value-type="float" office:value="93.1" calcext:value-type="float">
            <text:p>93.1</text:p>
          </table:table-cell>
          <table:table-cell office:value-type="float" office:value="73.72" calcext:value-type="float">
            <text:p>73.72</text:p>
          </table:table-cell>
          <table:table-cell table:formula="of:=SQRT([.B8]*[.C8])" office:value-type="float" office:value="75.3721566627889" calcext:value-type="float">
            <text:p>75.3721566627889</text:p>
          </table:table-cell>
          <table:table-cell table:formula="of:=([.B8]+[.C8])/2" office:value-type="float" office:value="77.06" calcext:value-type="float">
            <text:p>77.0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1.36" calcext:value-type="float">
            <text:p>61.36</text:p>
          </table:table-cell>
          <table:table-cell office:value-type="float" office:value="93.1" calcext:value-type="float">
            <text:p>93.1</text:p>
          </table:table-cell>
          <table:table-cell office:value-type="float" office:value="73.97" calcext:value-type="float">
            <text:p>73.97</text:p>
          </table:table-cell>
          <table:table-cell table:formula="of:=SQRT([.B9]*[.C9])" office:value-type="float" office:value="75.5818496730531" calcext:value-type="float">
            <text:p>75.5818496730531</text:p>
          </table:table-cell>
          <table:table-cell table:formula="of:=([.B9]+[.C9])/2" office:value-type="float" office:value="77.23" calcext:value-type="float">
            <text:p>77.2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.67" calcext:value-type="float">
            <text:p>64.67</text:p>
          </table:table-cell>
          <table:table-cell office:value-type="float" office:value="93.1" calcext:value-type="float">
            <text:p>93.1</text:p>
          </table:table-cell>
          <table:table-cell office:value-type="float" office:value="76.33" calcext:value-type="float">
            <text:p>76.33</text:p>
          </table:table-cell>
          <table:table-cell table:formula="of:=SQRT([.B10]*[.C10])" office:value-type="float" office:value="77.5936659786094" calcext:value-type="float">
            <text:p>77.5936659786094</text:p>
          </table:table-cell>
          <table:table-cell table:formula="of:=([.B10]+[.C10])/2" office:value-type="float" office:value="78.885" calcext:value-type="float">
            <text:p>78.8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5.45" calcext:value-type="float">
            <text:p>65.45</text:p>
          </table:table-cell>
          <table:table-cell office:value-type="float" office:value="93.1" calcext:value-type="float">
            <text:p>93.1</text:p>
          </table:table-cell>
          <table:table-cell office:value-type="float" office:value="76.87" calcext:value-type="float">
            <text:p>76.87</text:p>
          </table:table-cell>
          <table:table-cell table:formula="of:=SQRT([.B11]*[.C11])" office:value-type="float" office:value="78.0602011270788" calcext:value-type="float">
            <text:p>78.0602011270788</text:p>
          </table:table-cell>
          <table:table-cell table:formula="of:=([.B11]+[.C11])/2" office:value-type="float" office:value="79.275" calcext:value-type="float">
            <text:p>79.27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67.08" calcext:value-type="float">
            <text:p>67.08</text:p>
          </table:table-cell>
          <table:table-cell office:value-type="float" office:value="93.1" calcext:value-type="float">
            <text:p>93.1</text:p>
          </table:table-cell>
          <table:table-cell office:value-type="float" office:value="77.98" calcext:value-type="float">
            <text:p>77.98</text:p>
          </table:table-cell>
          <table:table-cell table:formula="of:=SQRT([.B12]*[.C12])" office:value-type="float" office:value="79.0262488037994" calcext:value-type="float">
            <text:p>79.0262488037994</text:p>
          </table:table-cell>
          <table:table-cell table:formula="of:=([.B12]+[.C12])/2" office:value-type="float" office:value="80.09" calcext:value-type="float">
            <text:p>80.0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7.92" calcext:value-type="float">
            <text:p>67.92</text:p>
          </table:table-cell>
          <table:table-cell office:value-type="float" office:value="93.1" calcext:value-type="float">
            <text:p>93.1</text:p>
          </table:table-cell>
          <table:table-cell office:value-type="float" office:value="78.55" calcext:value-type="float">
            <text:p>78.55</text:p>
          </table:table-cell>
          <table:table-cell table:formula="of:=SQRT([.B13]*[.C13])" office:value-type="float" office:value="79.5195070407255" calcext:value-type="float">
            <text:p>79.5195070407255</text:p>
          </table:table-cell>
          <table:table-cell table:formula="of:=([.B13]+[.C13])/2" office:value-type="float" office:value="80.51" calcext:value-type="float">
            <text:p>80.51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8.35" calcext:value-type="float">
            <text:p>68.35</text:p>
          </table:table-cell>
          <table:table-cell office:value-type="float" office:value="93.1" calcext:value-type="float">
            <text:p>93.1</text:p>
          </table:table-cell>
          <table:table-cell office:value-type="float" office:value="78.83" calcext:value-type="float">
            <text:p>78.83</text:p>
          </table:table-cell>
          <table:table-cell table:formula="of:=SQRT([.B14]*[.C14])" office:value-type="float" office:value="79.7708280012186" calcext:value-type="float">
            <text:p>79.7708280012186</text:p>
          </table:table-cell>
          <table:table-cell table:formula="of:=([.B14]+[.C14])/2" office:value-type="float" office:value="80.725" calcext:value-type="float">
            <text:p>80.72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.03" calcext:value-type="float">
            <text:p>69.03</text:p>
          </table:table-cell>
          <table:table-cell office:value-type="float" office:value="92.24" calcext:value-type="float">
            <text:p>92.24</text:p>
          </table:table-cell>
          <table:table-cell office:value-type="float" office:value="78.97" calcext:value-type="float">
            <text:p>78.97</text:p>
          </table:table-cell>
          <table:table-cell table:formula="of:=SQRT([.B15]*[.C15])" office:value-type="float" office:value="79.7955337096006" calcext:value-type="float">
            <text:p>79.7955337096006</text:p>
          </table:table-cell>
          <table:table-cell table:formula="of:=([.B15]+[.C15])/2" office:value-type="float" office:value="80.635" calcext:value-type="float">
            <text:p>80.63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9.93" calcext:value-type="float">
            <text:p>69.93</text:p>
          </table:table-cell>
          <table:table-cell office:value-type="float" office:value="92.24" calcext:value-type="float">
            <text:p>92.24</text:p>
          </table:table-cell>
          <table:table-cell office:value-type="float" office:value="79.55" calcext:value-type="float">
            <text:p>79.55</text:p>
          </table:table-cell>
          <table:table-cell table:formula="of:=SQRT([.B16]*[.C16])" office:value-type="float" office:value="80.3140286624946" calcext:value-type="float">
            <text:p>80.3140286624946</text:p>
          </table:table-cell>
          <table:table-cell table:formula="of:=([.B16]+[.C16])/2" office:value-type="float" office:value="81.085" calcext:value-type="float">
            <text:p>81.08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0.39" calcext:value-type="float">
            <text:p>70.39</text:p>
          </table:table-cell>
          <table:table-cell office:value-type="float" office:value="92.24" calcext:value-type="float">
            <text:p>92.24</text:p>
          </table:table-cell>
          <table:table-cell office:value-type="float" office:value="79.85" calcext:value-type="float">
            <text:p>79.85</text:p>
          </table:table-cell>
          <table:table-cell table:formula="of:=SQRT([.B17]*[.C17])" office:value-type="float" office:value="80.5777487896007" calcext:value-type="float">
            <text:p>80.5777487896007</text:p>
          </table:table-cell>
          <table:table-cell table:formula="of:=([.B17]+[.C17])/2" office:value-type="float" office:value="81.315" calcext:value-type="float">
            <text:p>81.31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0.39" calcext:value-type="float">
            <text:p>70.39</text:p>
          </table:table-cell>
          <table:table-cell office:value-type="float" office:value="92.24" calcext:value-type="float">
            <text:p>92.24</text:p>
          </table:table-cell>
          <table:table-cell office:value-type="float" office:value="79.85" calcext:value-type="float">
            <text:p>79.85</text:p>
          </table:table-cell>
          <table:table-cell table:formula="of:=SQRT([.B18]*[.C18])" office:value-type="float" office:value="80.5777487896007" calcext:value-type="float">
            <text:p>80.5777487896007</text:p>
          </table:table-cell>
          <table:table-cell table:formula="of:=([.B18]+[.C18])/2" office:value-type="float" office:value="81.315" calcext:value-type="float">
            <text:p>81.31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3.29" calcext:value-type="float">
            <text:p>73.29</text:p>
          </table:table-cell>
          <table:table-cell office:value-type="float" office:value="92.24" calcext:value-type="float">
            <text:p>92.24</text:p>
          </table:table-cell>
          <table:table-cell office:value-type="float" office:value="81.68" calcext:value-type="float">
            <text:p>81.68</text:p>
          </table:table-cell>
          <table:table-cell table:formula="of:=SQRT([.B19]*[.C19])" office:value-type="float" office:value="82.2208586673722" calcext:value-type="float">
            <text:p>82.2208586673722</text:p>
          </table:table-cell>
          <table:table-cell table:formula="of:=([.B19]+[.C19])/2" office:value-type="float" office:value="82.765" calcext:value-type="float">
            <text:p>82.76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3.29" calcext:value-type="float">
            <text:p>73.29</text:p>
          </table:table-cell>
          <table:table-cell office:value-type="float" office:value="92.24" calcext:value-type="float">
            <text:p>92.24</text:p>
          </table:table-cell>
          <table:table-cell office:value-type="float" office:value="81.68" calcext:value-type="float">
            <text:p>81.68</text:p>
          </table:table-cell>
          <table:table-cell table:formula="of:=SQRT([.B20]*[.C20])" office:value-type="float" office:value="82.2208586673722" calcext:value-type="float">
            <text:p>82.2208586673722</text:p>
          </table:table-cell>
          <table:table-cell table:formula="of:=([.B20]+[.C20])/2" office:value-type="float" office:value="82.765" calcext:value-type="float">
            <text:p>82.76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3.29" calcext:value-type="float">
            <text:p>73.29</text:p>
          </table:table-cell>
          <table:table-cell office:value-type="float" office:value="92.24" calcext:value-type="float">
            <text:p>92.24</text:p>
          </table:table-cell>
          <table:table-cell office:value-type="float" office:value="81.68" calcext:value-type="float">
            <text:p>81.68</text:p>
          </table:table-cell>
          <table:table-cell table:formula="of:=SQRT([.B21]*[.C21])" office:value-type="float" office:value="82.2208586673722" calcext:value-type="float">
            <text:p>82.2208586673722</text:p>
          </table:table-cell>
          <table:table-cell table:formula="of:=([.B21]+[.C21])/2" office:value-type="float" office:value="82.765" calcext:value-type="float">
            <text:p>82.765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74.31" calcext:value-type="float">
            <text:p>74.31</text:p>
          </table:table-cell>
          <table:table-cell office:value-type="float" office:value="92.24" calcext:value-type="float">
            <text:p>92.24</text:p>
          </table:table-cell>
          <table:table-cell office:value-type="float" office:value="82.31" calcext:value-type="float">
            <text:p>82.31</text:p>
          </table:table-cell>
          <table:table-cell table:formula="of:=SQRT([.B22]*[.C22])" office:value-type="float" office:value="82.7910284994697" calcext:value-type="float">
            <text:p>82.7910284994697</text:p>
          </table:table-cell>
          <table:table-cell table:formula="of:=([.B22]+[.C22])/2" office:value-type="float" office:value="83.275" calcext:value-type="float">
            <text:p>83.2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75.89" calcext:value-type="float">
            <text:p>75.89</text:p>
          </table:table-cell>
          <table:table-cell office:value-type="float" office:value="92.24" calcext:value-type="float">
            <text:p>92.24</text:p>
          </table:table-cell>
          <table:table-cell office:value-type="float" office:value="83.27" calcext:value-type="float">
            <text:p>83.27</text:p>
          </table:table-cell>
          <table:table-cell table:formula="of:=SQRT([.B23]*[.C23])" office:value-type="float" office:value="83.6665620185268" calcext:value-type="float">
            <text:p>83.6665620185268</text:p>
          </table:table-cell>
          <table:table-cell table:formula="of:=([.B23]+[.C23])/2" office:value-type="float" office:value="84.065" calcext:value-type="float">
            <text:p>84.065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76.43" calcext:value-type="float">
            <text:p>76.43</text:p>
          </table:table-cell>
          <table:table-cell office:value-type="float" office:value="92.24" calcext:value-type="float">
            <text:p>92.24</text:p>
          </table:table-cell>
          <table:table-cell office:value-type="float" office:value="83.59" calcext:value-type="float">
            <text:p>83.59</text:p>
          </table:table-cell>
          <table:table-cell table:formula="of:=SQRT([.B24]*[.C24])" office:value-type="float" office:value="83.9637016811431" calcext:value-type="float">
            <text:p>83.9637016811431</text:p>
          </table:table-cell>
          <table:table-cell table:formula="of:=([.B24]+[.C24])/2" office:value-type="float" office:value="84.335" calcext:value-type="float">
            <text:p>84.33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6.43" calcext:value-type="float">
            <text:p>76.43</text:p>
          </table:table-cell>
          <table:table-cell office:value-type="float" office:value="92.24" calcext:value-type="float">
            <text:p>92.24</text:p>
          </table:table-cell>
          <table:table-cell office:value-type="float" office:value="83.59" calcext:value-type="float">
            <text:p>83.59</text:p>
          </table:table-cell>
          <table:table-cell table:formula="of:=SQRT([.B25]*[.C25])" office:value-type="float" office:value="83.9637016811431" calcext:value-type="float">
            <text:p>83.9637016811431</text:p>
          </table:table-cell>
          <table:table-cell table:formula="of:=([.B25]+[.C25])/2" office:value-type="float" office:value="84.335" calcext:value-type="float">
            <text:p>84.33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76.98" calcext:value-type="float">
            <text:p>76.98</text:p>
          </table:table-cell>
          <table:table-cell office:value-type="float" office:value="92.24" calcext:value-type="float">
            <text:p>92.24</text:p>
          </table:table-cell>
          <table:table-cell office:value-type="float" office:value="83.92" calcext:value-type="float">
            <text:p>83.92</text:p>
          </table:table-cell>
          <table:table-cell table:formula="of:=SQRT([.B26]*[.C26])" office:value-type="float" office:value="84.2652668660107" calcext:value-type="float">
            <text:p>84.2652668660107</text:p>
          </table:table-cell>
          <table:table-cell table:formula="of:=([.B26]+[.C26])/2" office:value-type="float" office:value="84.61" calcext:value-type="float">
            <text:p>84.6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77.54" calcext:value-type="float">
            <text:p>77.54</text:p>
          </table:table-cell>
          <table:table-cell office:value-type="float" office:value="92.24" calcext:value-type="float">
            <text:p>92.24</text:p>
          </table:table-cell>
          <table:table-cell office:value-type="float" office:value="84.25" calcext:value-type="float">
            <text:p>84.25</text:p>
          </table:table-cell>
          <table:table-cell table:formula="of:=SQRT([.B27]*[.C27])" office:value-type="float" office:value="84.5712102313784" calcext:value-type="float">
            <text:p>84.5712102313784</text:p>
          </table:table-cell>
          <table:table-cell table:formula="of:=([.B27]+[.C27])/2" office:value-type="float" office:value="84.89" calcext:value-type="float">
            <text:p>84.89</text:p>
          </table:table-cell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78.68" calcext:value-type="float">
            <text:p>78.68</text:p>
          </table:table-cell>
          <table:table-cell office:value-type="float" office:value="92.24" calcext:value-type="float">
            <text:p>92.24</text:p>
          </table:table-cell>
          <table:table-cell office:value-type="float" office:value="84.92" calcext:value-type="float">
            <text:p>84.92</text:p>
          </table:table-cell>
          <table:table-cell table:formula="of:=SQRT([.B28]*[.C28])" office:value-type="float" office:value="85.1906285925864" calcext:value-type="float">
            <text:p>85.1906285925864</text:p>
          </table:table-cell>
          <table:table-cell table:formula="of:=([.B28]+[.C28])/2" office:value-type="float" office:value="85.46" calcext:value-type="float">
            <text:p>85.4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78.68" calcext:value-type="float">
            <text:p>78.68</text:p>
          </table:table-cell>
          <table:table-cell office:value-type="float" office:value="92.24" calcext:value-type="float">
            <text:p>92.24</text:p>
          </table:table-cell>
          <table:table-cell office:value-type="float" office:value="84.92" calcext:value-type="float">
            <text:p>84.92</text:p>
          </table:table-cell>
          <table:table-cell table:formula="of:=SQRT([.B29]*[.C29])" office:value-type="float" office:value="85.1906285925864" calcext:value-type="float">
            <text:p>85.1906285925864</text:p>
          </table:table-cell>
          <table:table-cell table:formula="of:=([.B29]+[.C29])/2" office:value-type="float" office:value="85.46" calcext:value-type="float">
            <text:p>85.46</text:p>
          </table:table-cell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78.68" calcext:value-type="float">
            <text:p>78.68</text:p>
          </table:table-cell>
          <table:table-cell office:value-type="float" office:value="92.24" calcext:value-type="float">
            <text:p>92.24</text:p>
          </table:table-cell>
          <table:table-cell office:value-type="float" office:value="84.92" calcext:value-type="float">
            <text:p>84.92</text:p>
          </table:table-cell>
          <table:table-cell table:formula="of:=SQRT([.B30]*[.C30])" office:value-type="float" office:value="85.1906285925864" calcext:value-type="float">
            <text:p>85.1906285925864</text:p>
          </table:table-cell>
          <table:table-cell table:formula="of:=([.B30]+[.C30])/2" office:value-type="float" office:value="85.46" calcext:value-type="float">
            <text:p>85.4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78.52" calcext:value-type="float">
            <text:p>78.52</text:p>
          </table:table-cell>
          <table:table-cell office:value-type="float" office:value="91.38" calcext:value-type="float">
            <text:p>91.38</text:p>
          </table:table-cell>
          <table:table-cell office:value-type="float" office:value="84.46" calcext:value-type="float">
            <text:p>84.46</text:p>
          </table:table-cell>
          <table:table-cell table:formula="of:=SQRT([.B31]*[.C31])" office:value-type="float" office:value="84.7063020087644" calcext:value-type="float">
            <text:p>84.7063020087644</text:p>
          </table:table-cell>
          <table:table-cell table:formula="of:=([.B31]+[.C31])/2" office:value-type="float" office:value="84.95" calcext:value-type="float">
            <text:p>84.95</text:p>
          </table:table-cell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79.7" calcext:value-type="float">
            <text:p>79.7</text:p>
          </table:table-cell>
          <table:table-cell office:value-type="float" office:value="91.38" calcext:value-type="float">
            <text:p>91.38</text:p>
          </table:table-cell>
          <table:table-cell office:value-type="float" office:value="85.14" calcext:value-type="float">
            <text:p>85.14</text:p>
          </table:table-cell>
          <table:table-cell table:formula="of:=SQRT([.B32]*[.C32])" office:value-type="float" office:value="85.3404124667792" calcext:value-type="float">
            <text:p>85.3404124667792</text:p>
          </table:table-cell>
          <table:table-cell table:formula="of:=([.B32]+[.C32])/2" office:value-type="float" office:value="85.54" calcext:value-type="float">
            <text:p>85.5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0.3" calcext:value-type="float">
            <text:p>80.3</text:p>
          </table:table-cell>
          <table:table-cell office:value-type="float" office:value="91.38" calcext:value-type="float">
            <text:p>91.38</text:p>
          </table:table-cell>
          <table:table-cell office:value-type="float" office:value="85.48" calcext:value-type="float">
            <text:p>85.48</text:p>
          </table:table-cell>
          <table:table-cell table:formula="of:=SQRT([.B33]*[.C33])" office:value-type="float" office:value="85.6610413198439" calcext:value-type="float">
            <text:p>85.6610413198439</text:p>
          </table:table-cell>
          <table:table-cell table:formula="of:=([.B33]+[.C33])/2"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80.3" calcext:value-type="float">
            <text:p>80.3</text:p>
          </table:table-cell>
          <table:table-cell office:value-type="float" office:value="91.38" calcext:value-type="float">
            <text:p>91.38</text:p>
          </table:table-cell>
          <table:table-cell office:value-type="float" office:value="85.48" calcext:value-type="float">
            <text:p>85.48</text:p>
          </table:table-cell>
          <table:table-cell table:formula="of:=SQRT([.B34]*[.C34])" office:value-type="float" office:value="85.6610413198439" calcext:value-type="float">
            <text:p>85.6610413198439</text:p>
          </table:table-cell>
          <table:table-cell table:formula="of:=([.B34]+[.C34])/2"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80.3" calcext:value-type="float">
            <text:p>80.3</text:p>
          </table:table-cell>
          <table:table-cell office:value-type="float" office:value="91.38" calcext:value-type="float">
            <text:p>91.38</text:p>
          </table:table-cell>
          <table:table-cell office:value-type="float" office:value="85.48" calcext:value-type="float">
            <text:p>85.48</text:p>
          </table:table-cell>
          <table:table-cell table:formula="of:=SQRT([.B35]*[.C35])" office:value-type="float" office:value="85.6610413198439" calcext:value-type="float">
            <text:p>85.6610413198439</text:p>
          </table:table-cell>
          <table:table-cell table:formula="of:=([.B35]+[.C35])/2"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80.3" calcext:value-type="float">
            <text:p>80.3</text:p>
          </table:table-cell>
          <table:table-cell office:value-type="float" office:value="91.38" calcext:value-type="float">
            <text:p>91.38</text:p>
          </table:table-cell>
          <table:table-cell office:value-type="float" office:value="85.48" calcext:value-type="float">
            <text:p>85.48</text:p>
          </table:table-cell>
          <table:table-cell table:formula="of:=SQRT([.B36]*[.C36])" office:value-type="float" office:value="85.6610413198439" calcext:value-type="float">
            <text:p>85.6610413198439</text:p>
          </table:table-cell>
          <table:table-cell table:formula="of:=([.B36]+[.C36])/2"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0.3" calcext:value-type="float">
            <text:p>80.3</text:p>
          </table:table-cell>
          <table:table-cell office:value-type="float" office:value="91.38" calcext:value-type="float">
            <text:p>91.38</text:p>
          </table:table-cell>
          <table:table-cell office:value-type="float" office:value="85.48" calcext:value-type="float">
            <text:p>85.48</text:p>
          </table:table-cell>
          <table:table-cell table:formula="of:=SQRT([.B37]*[.C37])" office:value-type="float" office:value="85.6610413198439" calcext:value-type="float">
            <text:p>85.6610413198439</text:p>
          </table:table-cell>
          <table:table-cell table:formula="of:=([.B37]+[.C37])/2"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80.3" calcext:value-type="float">
            <text:p>80.3</text:p>
          </table:table-cell>
          <table:table-cell office:value-type="float" office:value="91.38" calcext:value-type="float">
            <text:p>91.38</text:p>
          </table:table-cell>
          <table:table-cell office:value-type="float" office:value="85.48" calcext:value-type="float">
            <text:p>85.48</text:p>
          </table:table-cell>
          <table:table-cell table:formula="of:=SQRT([.B38]*[.C38])" office:value-type="float" office:value="85.6610413198439" calcext:value-type="float">
            <text:p>85.6610413198439</text:p>
          </table:table-cell>
          <table:table-cell table:formula="of:=([.B38]+[.C38])/2" office:value-type="float" office:value="85.84" calcext:value-type="float">
            <text:p>85.84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0.15" calcext:value-type="float">
            <text:p>80.15</text:p>
          </table:table-cell>
          <table:table-cell office:value-type="float" office:value="90.52" calcext:value-type="float">
            <text:p>90.52</text:p>
          </table:table-cell>
          <table:table-cell office:value-type="float" office:value="85.02" calcext:value-type="float">
            <text:p>85.02</text:p>
          </table:table-cell>
          <table:table-cell table:formula="of:=SQRT([.B39]*[.C39])" office:value-type="float" office:value="85.1773326654457" calcext:value-type="float">
            <text:p>85.1773326654457</text:p>
          </table:table-cell>
          <table:table-cell table:formula="of:=([.B39]+[.C39])/2" office:value-type="float" office:value="85.335" calcext:value-type="float">
            <text:p>85.335</text:p>
          </table:table-cell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80.77" calcext:value-type="float">
            <text:p>80.77</text:p>
          </table:table-cell>
          <table:table-cell office:value-type="float" office:value="90.52" calcext:value-type="float">
            <text:p>90.52</text:p>
          </table:table-cell>
          <table:table-cell office:value-type="float" office:value="85.37" calcext:value-type="float">
            <text:p>85.37</text:p>
          </table:table-cell>
          <table:table-cell table:formula="of:=SQRT([.B40]*[.C40])" office:value-type="float" office:value="85.5061424694156" calcext:value-type="float">
            <text:p>85.5061424694156</text:p>
          </table:table-cell>
          <table:table-cell table:formula="of:=([.B40]+[.C40])/2" office:value-type="float" office:value="85.645" calcext:value-type="float">
            <text:p>85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80.77" calcext:value-type="float">
            <text:p>80.77</text:p>
          </table:table-cell>
          <table:table-cell office:value-type="float" office:value="90.52" calcext:value-type="float">
            <text:p>90.52</text:p>
          </table:table-cell>
          <table:table-cell office:value-type="float" office:value="85.37" calcext:value-type="float">
            <text:p>85.37</text:p>
          </table:table-cell>
          <table:table-cell table:formula="of:=SQRT([.B41]*[.C41])" office:value-type="float" office:value="85.5061424694156" calcext:value-type="float">
            <text:p>85.5061424694156</text:p>
          </table:table-cell>
          <table:table-cell table:formula="of:=([.B41]+[.C41])/2" office:value-type="float" office:value="85.645" calcext:value-type="float">
            <text:p>85.645</text:p>
          </table:table-cell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80.77" calcext:value-type="float">
            <text:p>80.77</text:p>
          </table:table-cell>
          <table:table-cell office:value-type="float" office:value="90.52" calcext:value-type="float">
            <text:p>90.52</text:p>
          </table:table-cell>
          <table:table-cell office:value-type="float" office:value="85.37" calcext:value-type="float">
            <text:p>85.37</text:p>
          </table:table-cell>
          <table:table-cell table:formula="of:=SQRT([.B42]*[.C42])" office:value-type="float" office:value="85.5061424694156" calcext:value-type="float">
            <text:p>85.5061424694156</text:p>
          </table:table-cell>
          <table:table-cell table:formula="of:=([.B42]+[.C42])/2" office:value-type="float" office:value="85.645" calcext:value-type="float">
            <text:p>85.645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80" calcext:value-type="float">
            <text:p>80</text:p>
          </table:table-cell>
          <table:table-cell office:value-type="float" office:value="86.21" calcext:value-type="float">
            <text:p>86.21</text:p>
          </table:table-cell>
          <table:table-cell office:value-type="float" office:value="82.99" calcext:value-type="float">
            <text:p>82.99</text:p>
          </table:table-cell>
          <table:table-cell table:formula="of:=SQRT([.B43]*[.C43])" office:value-type="float" office:value="83.0469746589242" calcext:value-type="float">
            <text:p>83.0469746589242</text:p>
          </table:table-cell>
          <table:table-cell table:formula="of:=([.B43]+[.C43])/2" office:value-type="float" office:value="83.105" calcext:value-type="float">
            <text:p>83.105</text:p>
          </table:table-cell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80" calcext:value-type="float">
            <text:p>80</text:p>
          </table:table-cell>
          <table:table-cell office:value-type="float" office:value="86.21" calcext:value-type="float">
            <text:p>86.21</text:p>
          </table:table-cell>
          <table:table-cell office:value-type="float" office:value="82.99" calcext:value-type="float">
            <text:p>82.99</text:p>
          </table:table-cell>
          <table:table-cell table:formula="of:=SQRT([.B44]*[.C44])" office:value-type="float" office:value="83.0469746589242" calcext:value-type="float">
            <text:p>83.0469746589242</text:p>
          </table:table-cell>
          <table:table-cell table:formula="of:=([.B44]+[.C44])/2" office:value-type="float" office:value="83.105" calcext:value-type="float">
            <text:p>83.105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80" calcext:value-type="float">
            <text:p>80</text:p>
          </table:table-cell>
          <table:table-cell office:value-type="float" office:value="86.21" calcext:value-type="float">
            <text:p>86.21</text:p>
          </table:table-cell>
          <table:table-cell office:value-type="float" office:value="82.99" calcext:value-type="float">
            <text:p>82.99</text:p>
          </table:table-cell>
          <table:table-cell table:formula="of:=SQRT([.B45]*[.C45])" office:value-type="float" office:value="83.0469746589242" calcext:value-type="float">
            <text:p>83.0469746589242</text:p>
          </table:table-cell>
          <table:table-cell table:formula="of:=([.B45]+[.C45])/2" office:value-type="float" office:value="83.105" calcext:value-type="float">
            <text:p>83.105</text:p>
          </table:table-cell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80" calcext:value-type="float">
            <text:p>80</text:p>
          </table:table-cell>
          <table:table-cell office:value-type="float" office:value="86.21" calcext:value-type="float">
            <text:p>86.21</text:p>
          </table:table-cell>
          <table:table-cell office:value-type="float" office:value="82.99" calcext:value-type="float">
            <text:p>82.99</text:p>
          </table:table-cell>
          <table:table-cell table:formula="of:=SQRT([.B46]*[.C46])" office:value-type="float" office:value="83.0469746589242" calcext:value-type="float">
            <text:p>83.0469746589242</text:p>
          </table:table-cell>
          <table:table-cell table:formula="of:=([.B46]+[.C46])/2" office:value-type="float" office:value="83.105" calcext:value-type="float">
            <text:p>83.10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80" calcext:value-type="float">
            <text:p>80</text:p>
          </table:table-cell>
          <table:table-cell office:value-type="float" office:value="86.21" calcext:value-type="float">
            <text:p>86.21</text:p>
          </table:table-cell>
          <table:table-cell office:value-type="float" office:value="82.99" calcext:value-type="float">
            <text:p>82.99</text:p>
          </table:table-cell>
          <table:table-cell table:formula="of:=SQRT([.B47]*[.C47])" office:value-type="float" office:value="83.0469746589242" calcext:value-type="float">
            <text:p>83.0469746589242</text:p>
          </table:table-cell>
          <table:table-cell table:formula="of:=([.B47]+[.C47])/2" office:value-type="float" office:value="83.105" calcext:value-type="float">
            <text:p>83.105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80" calcext:value-type="float">
            <text:p>80</text:p>
          </table:table-cell>
          <table:table-cell office:value-type="float" office:value="86.21" calcext:value-type="float">
            <text:p>86.21</text:p>
          </table:table-cell>
          <table:table-cell office:value-type="float" office:value="82.99" calcext:value-type="float">
            <text:p>82.99</text:p>
          </table:table-cell>
          <table:table-cell table:formula="of:=SQRT([.B48]*[.C48])" office:value-type="float" office:value="83.0469746589242" calcext:value-type="float">
            <text:p>83.0469746589242</text:p>
          </table:table-cell>
          <table:table-cell table:formula="of:=([.B48]+[.C48])/2" office:value-type="float" office:value="83.105" calcext:value-type="float">
            <text:p>83.105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80.65" calcext:value-type="float">
            <text:p>80.65</text:p>
          </table:table-cell>
          <table:table-cell office:value-type="float" office:value="86.21" calcext:value-type="float">
            <text:p>86.21</text:p>
          </table:table-cell>
          <table:table-cell office:value-type="float" office:value="83.33" calcext:value-type="float">
            <text:p>83.33</text:p>
          </table:table-cell>
          <table:table-cell table:formula="of:=SQRT([.B49]*[.C49])" office:value-type="float" office:value="83.3836704637065" calcext:value-type="float">
            <text:p>83.3836704637065</text:p>
          </table:table-cell>
          <table:table-cell table:formula="of:=([.B49]+[.C49])/2" office:value-type="float" office:value="83.43" calcext:value-type="float">
            <text:p>83.43</text:p>
          </table:table-cell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80.65" calcext:value-type="float">
            <text:p>80.65</text:p>
          </table:table-cell>
          <table:table-cell office:value-type="float" office:value="86.21" calcext:value-type="float">
            <text:p>86.21</text:p>
          </table:table-cell>
          <table:table-cell office:value-type="float" office:value="83.33" calcext:value-type="float">
            <text:p>83.33</text:p>
          </table:table-cell>
          <table:table-cell table:formula="of:=SQRT([.B50]*[.C50])" office:value-type="float" office:value="83.3836704637065" calcext:value-type="float">
            <text:p>83.3836704637065</text:p>
          </table:table-cell>
          <table:table-cell table:formula="of:=([.B50]+[.C50])/2" office:value-type="float" office:value="83.43" calcext:value-type="float">
            <text:p>83.4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4" calcext:value-type="float">
            <text:p>85.34</text:p>
          </table:table-cell>
          <table:table-cell office:value-type="float" office:value="82.85" calcext:value-type="float">
            <text:p>82.85</text:p>
          </table:table-cell>
          <table:table-cell table:formula="of:=SQRT([.B51]*[.C51])" office:value-type="float" office:value="82.8795306453891" calcext:value-type="float">
            <text:p>82.8795306453891</text:p>
          </table:table-cell>
          <table:table-cell table:formula="of:=([.B51]+[.C51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4" calcext:value-type="float">
            <text:p>85.34</text:p>
          </table:table-cell>
          <table:table-cell office:value-type="float" office:value="82.85" calcext:value-type="float">
            <text:p>82.85</text:p>
          </table:table-cell>
          <table:table-cell table:formula="of:=SQRT([.B52]*[.C52])" office:value-type="float" office:value="82.8795306453891" calcext:value-type="float">
            <text:p>82.8795306453891</text:p>
          </table:table-cell>
          <table:table-cell table:formula="of:=([.B52]+[.C52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4" calcext:value-type="float">
            <text:p>85.34</text:p>
          </table:table-cell>
          <table:table-cell office:value-type="float" office:value="82.85" calcext:value-type="float">
            <text:p>82.85</text:p>
          </table:table-cell>
          <table:table-cell table:formula="of:=SQRT([.B53]*[.C53])" office:value-type="float" office:value="82.8795306453891" calcext:value-type="float">
            <text:p>82.8795306453891</text:p>
          </table:table-cell>
          <table:table-cell table:formula="of:=([.B53]+[.C53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4" calcext:value-type="float">
            <text:p>85.34</text:p>
          </table:table-cell>
          <table:table-cell office:value-type="float" office:value="82.85" calcext:value-type="float">
            <text:p>82.85</text:p>
          </table:table-cell>
          <table:table-cell table:formula="of:=SQRT([.B54]*[.C54])" office:value-type="float" office:value="82.8795306453891" calcext:value-type="float">
            <text:p>82.8795306453891</text:p>
          </table:table-cell>
          <table:table-cell table:formula="of:=([.B54]+[.C54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80.49" calcext:value-type="float">
            <text:p>80.49</text:p>
          </table:table-cell>
          <table:table-cell office:value-type="float" office:value="85.34" calcext:value-type="float">
            <text:p>85.34</text:p>
          </table:table-cell>
          <table:table-cell office:value-type="float" office:value="82.85" calcext:value-type="float">
            <text:p>82.85</text:p>
          </table:table-cell>
          <table:table-cell table:formula="of:=SQRT([.B55]*[.C55])" office:value-type="float" office:value="82.8795306453891" calcext:value-type="float">
            <text:p>82.8795306453891</text:p>
          </table:table-cell>
          <table:table-cell table:formula="of:=([.B55]+[.C55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81.15" calcext:value-type="float">
            <text:p>81.15</text:p>
          </table:table-cell>
          <table:table-cell office:value-type="float" office:value="85.34" calcext:value-type="float">
            <text:p>85.34</text:p>
          </table:table-cell>
          <table:table-cell office:value-type="float" office:value="83.19" calcext:value-type="float">
            <text:p>83.19</text:p>
          </table:table-cell>
          <table:table-cell table:formula="of:=SQRT([.B56]*[.C56])" office:value-type="float" office:value="83.2186337306736" calcext:value-type="float">
            <text:p>83.2186337306736</text:p>
          </table:table-cell>
          <table:table-cell table:formula="of:=([.B56]+[.C56])/2" office:value-type="float" office:value="83.245" calcext:value-type="float">
            <text:p>83.245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81.82" calcext:value-type="float">
            <text:p>81.82</text:p>
          </table:table-cell>
          <table:table-cell office:value-type="float" office:value="85.34" calcext:value-type="float">
            <text:p>85.34</text:p>
          </table:table-cell>
          <table:table-cell office:value-type="float" office:value="83.54" calcext:value-type="float">
            <text:p>83.54</text:p>
          </table:table-cell>
          <table:table-cell table:formula="of:=SQRT([.B57]*[.C57])" office:value-type="float" office:value="83.56146719631" calcext:value-type="float">
            <text:p>83.56146719631</text:p>
          </table:table-cell>
          <table:table-cell table:formula="of:=([.B57]+[.C57])/2" office:value-type="float" office:value="83.58" calcext:value-type="float">
            <text:p>83.58</text:p>
          </table:table-cell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81.82" calcext:value-type="float">
            <text:p>81.82</text:p>
          </table:table-cell>
          <table:table-cell office:value-type="float" office:value="85.34" calcext:value-type="float">
            <text:p>85.34</text:p>
          </table:table-cell>
          <table:table-cell office:value-type="float" office:value="83.54" calcext:value-type="float">
            <text:p>83.54</text:p>
          </table:table-cell>
          <table:table-cell table:formula="of:=SQRT([.B58]*[.C58])" office:value-type="float" office:value="83.56146719631" calcext:value-type="float">
            <text:p>83.56146719631</text:p>
          </table:table-cell>
          <table:table-cell table:formula="of:=([.B58]+[.C58])/2" office:value-type="float" office:value="83.58" calcext:value-type="float">
            <text:p>83.58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81.82" calcext:value-type="float">
            <text:p>81.82</text:p>
          </table:table-cell>
          <table:table-cell office:value-type="float" office:value="85.34" calcext:value-type="float">
            <text:p>85.34</text:p>
          </table:table-cell>
          <table:table-cell office:value-type="float" office:value="83.54" calcext:value-type="float">
            <text:p>83.54</text:p>
          </table:table-cell>
          <table:table-cell table:formula="of:=SQRT([.B59]*[.C59])" office:value-type="float" office:value="83.56146719631" calcext:value-type="float">
            <text:p>83.56146719631</text:p>
          </table:table-cell>
          <table:table-cell table:formula="of:=([.B59]+[.C59])/2" office:value-type="float" office:value="83.58" calcext:value-type="float">
            <text:p>83.58</text:p>
          </table:table-cell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82.5" calcext:value-type="float">
            <text:p>82.5</text:p>
          </table:table-cell>
          <table:table-cell office:value-type="float" office:value="85.34" calcext:value-type="float">
            <text:p>85.34</text:p>
          </table:table-cell>
          <table:table-cell office:value-type="float" office:value="83.9" calcext:value-type="float">
            <text:p>83.9</text:p>
          </table:table-cell>
          <table:table-cell table:formula="of:=SQRT([.B60]*[.C60])" office:value-type="float" office:value="83.9079853172509" calcext:value-type="float">
            <text:p>83.9079853172509</text:p>
          </table:table-cell>
          <table:table-cell table:formula="of:=([.B60]+[.C60])/2" office:value-type="float" office:value="83.92" calcext:value-type="float">
            <text:p>83.9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3.19" calcext:value-type="float">
            <text:p>83.19</text:p>
          </table:table-cell>
          <table:table-cell office:value-type="float" office:value="85.34" calcext:value-type="float">
            <text:p>85.34</text:p>
          </table:table-cell>
          <table:table-cell office:value-type="float" office:value="84.26" calcext:value-type="float">
            <text:p>84.26</text:p>
          </table:table-cell>
          <table:table-cell table:formula="of:=SQRT([.B61]*[.C61])" office:value-type="float" office:value="84.2581426332197" calcext:value-type="float">
            <text:p>84.2581426332197</text:p>
          </table:table-cell>
          <table:table-cell table:formula="of:=([.B61]+[.C61])/2" office:value-type="float" office:value="84.265" calcext:value-type="float">
            <text:p>84.265</text:p>
          </table:table-cell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83.19" calcext:value-type="float">
            <text:p>83.19</text:p>
          </table:table-cell>
          <table:table-cell office:value-type="float" office:value="85.34" calcext:value-type="float">
            <text:p>85.34</text:p>
          </table:table-cell>
          <table:table-cell office:value-type="float" office:value="84.26" calcext:value-type="float">
            <text:p>84.26</text:p>
          </table:table-cell>
          <table:table-cell table:formula="of:=SQRT([.B62]*[.C62])" office:value-type="float" office:value="84.2581426332197" calcext:value-type="float">
            <text:p>84.2581426332197</text:p>
          </table:table-cell>
          <table:table-cell table:formula="of:=([.B62]+[.C62])/2" office:value-type="float" office:value="84.265" calcext:value-type="float">
            <text:p>84.26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83.19" calcext:value-type="float">
            <text:p>83.19</text:p>
          </table:table-cell>
          <table:table-cell office:value-type="float" office:value="85.34" calcext:value-type="float">
            <text:p>85.34</text:p>
          </table:table-cell>
          <table:table-cell office:value-type="float" office:value="84.26" calcext:value-type="float">
            <text:p>84.26</text:p>
          </table:table-cell>
          <table:table-cell table:formula="of:=SQRT([.B63]*[.C63])" office:value-type="float" office:value="84.2581426332197" calcext:value-type="float">
            <text:p>84.2581426332197</text:p>
          </table:table-cell>
          <table:table-cell table:formula="of:=([.B63]+[.C63])/2" office:value-type="float" office:value="84.265" calcext:value-type="float">
            <text:p>84.265</text:p>
          </table:table-cell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83.19" calcext:value-type="float">
            <text:p>83.19</text:p>
          </table:table-cell>
          <table:table-cell office:value-type="float" office:value="85.34" calcext:value-type="float">
            <text:p>85.34</text:p>
          </table:table-cell>
          <table:table-cell office:value-type="float" office:value="84.26" calcext:value-type="float">
            <text:p>84.26</text:p>
          </table:table-cell>
          <table:table-cell table:formula="of:=SQRT([.B64]*[.C64])" office:value-type="float" office:value="84.2581426332197" calcext:value-type="float">
            <text:p>84.2581426332197</text:p>
          </table:table-cell>
          <table:table-cell table:formula="of:=([.B64]+[.C64])/2" office:value-type="float" office:value="84.265" calcext:value-type="float">
            <text:p>84.26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3.9" calcext:value-type="float">
            <text:p>83.9</text:p>
          </table:table-cell>
          <table:table-cell office:value-type="float" office:value="85.34" calcext:value-type="float">
            <text:p>85.34</text:p>
          </table:table-cell>
          <table:table-cell office:value-type="float" office:value="84.62" calcext:value-type="float">
            <text:p>84.62</text:p>
          </table:table-cell>
          <table:table-cell table:formula="of:=SQRT([.B65]*[.C65])" office:value-type="float" office:value="84.6169368389095" calcext:value-type="float">
            <text:p>84.6169368389095</text:p>
          </table:table-cell>
          <table:table-cell table:formula="of:=([.B65]+[.C65])/2" office:value-type="float" office:value="84.62" calcext:value-type="float">
            <text:p>84.62</text:p>
          </table:table-cell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84.62" calcext:value-type="float">
            <text:p>84.62</text:p>
          </table:table-cell>
          <table:table-cell office:value-type="float" office:value="85.34" calcext:value-type="float">
            <text:p>85.34</text:p>
          </table:table-cell>
          <table:table-cell office:value-type="float" office:value="84.98" calcext:value-type="float">
            <text:p>84.98</text:p>
          </table:table-cell>
          <table:table-cell table:formula="of:=SQRT([.B66]*[.C66])" office:value-type="float" office:value="84.9792374642183" calcext:value-type="float">
            <text:p>84.9792374642183</text:p>
          </table:table-cell>
          <table:table-cell table:formula="of:=([.B66]+[.C66])/2" office:value-type="float" office:value="84.98" calcext:value-type="float">
            <text:p>84.98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table:number-columns-repeated="3" office:value-type="float" office:value="85.34" calcext:value-type="float">
            <text:p>85.34</text:p>
          </table:table-cell>
          <table:table-cell table:formula="of:=SQRT([.B67]*[.C67])" office:value-type="float" office:value="85.34" calcext:value-type="float">
            <text:p>85.34</text:p>
          </table:table-cell>
          <table:table-cell table:formula="of:=([.B67]+[.C67])/2" office:value-type="float" office:value="85.34" calcext:value-type="float">
            <text:p>85.34</text:p>
          </table:table-cell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86.73" calcext:value-type="float">
            <text:p>86.73</text:p>
          </table:table-cell>
          <table:table-cell office:value-type="float" office:value="84.48" calcext:value-type="float">
            <text:p>84.48</text:p>
          </table:table-cell>
          <table:table-cell office:value-type="float" office:value="85.59" calcext:value-type="float">
            <text:p>85.59</text:p>
          </table:table-cell>
          <table:table-cell table:formula="of:=SQRT([.B68]*[.C68])" office:value-type="float" office:value="85.597607443199" calcext:value-type="float">
            <text:p>85.597607443199</text:p>
          </table:table-cell>
          <table:table-cell table:formula="of:=([.B68]+[.C68])/2" office:value-type="float" office:value="85.605" calcext:value-type="float">
            <text:p>85.605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87.5" calcext:value-type="float">
            <text:p>87.5</text:p>
          </table:table-cell>
          <table:table-cell office:value-type="float" office:value="84.48" calcext:value-type="float">
            <text:p>84.48</text:p>
          </table:table-cell>
          <table:table-cell office:value-type="float" office:value="85.96" calcext:value-type="float">
            <text:p>85.96</text:p>
          </table:table-cell>
          <table:table-cell table:formula="of:=SQRT([.B69]*[.C69])" office:value-type="float" office:value="85.9767410408187" calcext:value-type="float">
            <text:p>85.9767410408187</text:p>
          </table:table-cell>
          <table:table-cell table:formula="of:=([.B69]+[.C69])/2"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87.5" calcext:value-type="float">
            <text:p>87.5</text:p>
          </table:table-cell>
          <table:table-cell office:value-type="float" office:value="84.48" calcext:value-type="float">
            <text:p>84.48</text:p>
          </table:table-cell>
          <table:table-cell office:value-type="float" office:value="85.96" calcext:value-type="float">
            <text:p>85.96</text:p>
          </table:table-cell>
          <table:table-cell table:formula="of:=SQRT([.B70]*[.C70])" office:value-type="float" office:value="85.9767410408187" calcext:value-type="float">
            <text:p>85.9767410408187</text:p>
          </table:table-cell>
          <table:table-cell table:formula="of:=([.B70]+[.C70])/2"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87.5" calcext:value-type="float">
            <text:p>87.5</text:p>
          </table:table-cell>
          <table:table-cell office:value-type="float" office:value="84.48" calcext:value-type="float">
            <text:p>84.48</text:p>
          </table:table-cell>
          <table:table-cell office:value-type="float" office:value="85.96" calcext:value-type="float">
            <text:p>85.96</text:p>
          </table:table-cell>
          <table:table-cell table:formula="of:=SQRT([.B71]*[.C71])" office:value-type="float" office:value="85.9767410408187" calcext:value-type="float">
            <text:p>85.9767410408187</text:p>
          </table:table-cell>
          <table:table-cell table:formula="of:=([.B71]+[.C71])/2"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87.5" calcext:value-type="float">
            <text:p>87.5</text:p>
          </table:table-cell>
          <table:table-cell office:value-type="float" office:value="84.48" calcext:value-type="float">
            <text:p>84.48</text:p>
          </table:table-cell>
          <table:table-cell office:value-type="float" office:value="85.96" calcext:value-type="float">
            <text:p>85.96</text:p>
          </table:table-cell>
          <table:table-cell table:formula="of:=SQRT([.B72]*[.C72])" office:value-type="float" office:value="85.9767410408187" calcext:value-type="float">
            <text:p>85.9767410408187</text:p>
          </table:table-cell>
          <table:table-cell table:formula="of:=([.B72]+[.C72])/2"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7.5" calcext:value-type="float">
            <text:p>87.5</text:p>
          </table:table-cell>
          <table:table-cell office:value-type="float" office:value="84.48" calcext:value-type="float">
            <text:p>84.48</text:p>
          </table:table-cell>
          <table:table-cell office:value-type="float" office:value="85.96" calcext:value-type="float">
            <text:p>85.96</text:p>
          </table:table-cell>
          <table:table-cell table:formula="of:=SQRT([.B73]*[.C73])" office:value-type="float" office:value="85.9767410408187" calcext:value-type="float">
            <text:p>85.9767410408187</text:p>
          </table:table-cell>
          <table:table-cell table:formula="of:=([.B73]+[.C73])/2" office:value-type="float" office:value="85.99" calcext:value-type="float">
            <text:p>85.99</text:p>
          </table:table-cell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74]*[.C74])" office:value-type="float" office:value="86.3639924968734" calcext:value-type="float">
            <text:p>86.3639924968734</text:p>
          </table:table-cell>
          <table:table-cell table:formula="of:=([.B74]+[.C74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75]*[.C75])" office:value-type="float" office:value="86.3639924968734" calcext:value-type="float">
            <text:p>86.3639924968734</text:p>
          </table:table-cell>
          <table:table-cell table:formula="of:=([.B75]+[.C75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76]*[.C76])" office:value-type="float" office:value="86.3639924968734" calcext:value-type="float">
            <text:p>86.3639924968734</text:p>
          </table:table-cell>
          <table:table-cell table:formula="of:=([.B76]+[.C76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77]*[.C77])" office:value-type="float" office:value="86.3639924968734" calcext:value-type="float">
            <text:p>86.3639924968734</text:p>
          </table:table-cell>
          <table:table-cell table:formula="of:=([.B77]+[.C77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78]*[.C78])" office:value-type="float" office:value="86.3639924968734" calcext:value-type="float">
            <text:p>86.3639924968734</text:p>
          </table:table-cell>
          <table:table-cell table:formula="of:=([.B78]+[.C78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79]*[.C79])" office:value-type="float" office:value="86.3639924968734" calcext:value-type="float">
            <text:p>86.3639924968734</text:p>
          </table:table-cell>
          <table:table-cell table:formula="of:=([.B79]+[.C79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88.29" calcext:value-type="float">
            <text:p>88.29</text:p>
          </table:table-cell>
          <table:table-cell office:value-type="float" office:value="84.48" calcext:value-type="float">
            <text:p>84.48</text:p>
          </table:table-cell>
          <table:table-cell office:value-type="float" office:value="86.34" calcext:value-type="float">
            <text:p>86.34</text:p>
          </table:table-cell>
          <table:table-cell table:formula="of:=SQRT([.B80]*[.C80])" office:value-type="float" office:value="86.3639924968734" calcext:value-type="float">
            <text:p>86.3639924968734</text:p>
          </table:table-cell>
          <table:table-cell table:formula="of:=([.B80]+[.C80])/2" office:value-type="float" office:value="86.385" calcext:value-type="float">
            <text:p>86.38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8.18" calcext:value-type="float">
            <text:p>88.18</text:p>
          </table:table-cell>
          <table:table-cell office:value-type="float" office:value="83.62" calcext:value-type="float">
            <text:p>83.62</text:p>
          </table:table-cell>
          <table:table-cell office:value-type="float" office:value="85.84" calcext:value-type="float">
            <text:p>85.84</text:p>
          </table:table-cell>
          <table:table-cell table:formula="of:=SQRT([.B81]*[.C81])" office:value-type="float" office:value="85.8697362287785" calcext:value-type="float">
            <text:p>85.8697362287785</text:p>
          </table:table-cell>
          <table:table-cell table:formula="of:=([.B81]+[.C81])/2"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88.18" calcext:value-type="float">
            <text:p>88.18</text:p>
          </table:table-cell>
          <table:table-cell office:value-type="float" office:value="83.62" calcext:value-type="float">
            <text:p>83.62</text:p>
          </table:table-cell>
          <table:table-cell office:value-type="float" office:value="85.84" calcext:value-type="float">
            <text:p>85.84</text:p>
          </table:table-cell>
          <table:table-cell table:formula="of:=SQRT([.B82]*[.C82])" office:value-type="float" office:value="85.8697362287785" calcext:value-type="float">
            <text:p>85.8697362287785</text:p>
          </table:table-cell>
          <table:table-cell table:formula="of:=([.B82]+[.C82])/2"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87.85" calcext:value-type="float">
            <text:p>87.85</text:p>
          </table:table-cell>
          <table:table-cell office:value-type="float" office:value="81.03" calcext:value-type="float">
            <text:p>81.03</text:p>
          </table:table-cell>
          <table:table-cell office:value-type="float" office:value="84.3" calcext:value-type="float">
            <text:p>84.3</text:p>
          </table:table-cell>
          <table:table-cell table:formula="of:=SQRT([.B83]*[.C83])" office:value-type="float" office:value="84.3711176884602" calcext:value-type="float">
            <text:p>84.3711176884602</text:p>
          </table:table-cell>
          <table:table-cell table:formula="of:=([.B83]+[.C83])/2" office:value-type="float" office:value="84.44" calcext:value-type="float">
            <text:p>84.44</text:p>
          </table:table-cell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87.85" calcext:value-type="float">
            <text:p>87.85</text:p>
          </table:table-cell>
          <table:table-cell office:value-type="float" office:value="81.03" calcext:value-type="float">
            <text:p>81.03</text:p>
          </table:table-cell>
          <table:table-cell office:value-type="float" office:value="84.3" calcext:value-type="float">
            <text:p>84.3</text:p>
          </table:table-cell>
          <table:table-cell table:formula="of:=SQRT([.B84]*[.C84])" office:value-type="float" office:value="84.3711176884602" calcext:value-type="float">
            <text:p>84.3711176884602</text:p>
          </table:table-cell>
          <table:table-cell table:formula="of:=([.B84]+[.C84])/2" office:value-type="float" office:value="84.44" calcext:value-type="float">
            <text:p>84.44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87.62" calcext:value-type="float">
            <text:p>87.62</text:p>
          </table:table-cell>
          <table:table-cell office:value-type="float" office:value="79.31" calcext:value-type="float">
            <text:p>79.31</text:p>
          </table:table-cell>
          <table:table-cell office:value-type="float" office:value="83.26" calcext:value-type="float">
            <text:p>83.26</text:p>
          </table:table-cell>
          <table:table-cell table:formula="of:=SQRT([.B85]*[.C85])" office:value-type="float" office:value="83.3615151013944" calcext:value-type="float">
            <text:p>83.3615151013944</text:p>
          </table:table-cell>
          <table:table-cell table:formula="of:=([.B85]+[.C85])/2" office:value-type="float" office:value="83.465" calcext:value-type="float">
            <text:p>83.465</text:p>
          </table:table-cell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87.62" calcext:value-type="float">
            <text:p>87.62</text:p>
          </table:table-cell>
          <table:table-cell office:value-type="float" office:value="79.31" calcext:value-type="float">
            <text:p>79.31</text:p>
          </table:table-cell>
          <table:table-cell office:value-type="float" office:value="83.26" calcext:value-type="float">
            <text:p>83.26</text:p>
          </table:table-cell>
          <table:table-cell table:formula="of:=SQRT([.B86]*[.C86])" office:value-type="float" office:value="83.3615151013944" calcext:value-type="float">
            <text:p>83.3615151013944</text:p>
          </table:table-cell>
          <table:table-cell table:formula="of:=([.B86]+[.C86])/2" office:value-type="float" office:value="83.465" calcext:value-type="float">
            <text:p>83.46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88.24" calcext:value-type="float">
            <text:p>88.24</text:p>
          </table:table-cell>
          <table:table-cell office:value-type="float" office:value="77.59" calcext:value-type="float">
            <text:p>77.59</text:p>
          </table:table-cell>
          <table:table-cell office:value-type="float" office:value="82.57" calcext:value-type="float">
            <text:p>82.57</text:p>
          </table:table-cell>
          <table:table-cell table:formula="of:=SQRT([.B87]*[.C87])" office:value-type="float" office:value="82.7438311900047" calcext:value-type="float">
            <text:p>82.7438311900047</text:p>
          </table:table-cell>
          <table:table-cell table:formula="of:=([.B87]+[.C87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88.24" calcext:value-type="float">
            <text:p>88.24</text:p>
          </table:table-cell>
          <table:table-cell office:value-type="float" office:value="77.59" calcext:value-type="float">
            <text:p>77.59</text:p>
          </table:table-cell>
          <table:table-cell office:value-type="float" office:value="82.57" calcext:value-type="float">
            <text:p>82.57</text:p>
          </table:table-cell>
          <table:table-cell table:formula="of:=SQRT([.B88]*[.C88])" office:value-type="float" office:value="82.7438311900047" calcext:value-type="float">
            <text:p>82.7438311900047</text:p>
          </table:table-cell>
          <table:table-cell table:formula="of:=([.B88]+[.C88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88.24" calcext:value-type="float">
            <text:p>88.24</text:p>
          </table:table-cell>
          <table:table-cell office:value-type="float" office:value="77.59" calcext:value-type="float">
            <text:p>77.59</text:p>
          </table:table-cell>
          <table:table-cell office:value-type="float" office:value="82.57" calcext:value-type="float">
            <text:p>82.57</text:p>
          </table:table-cell>
          <table:table-cell table:formula="of:=SQRT([.B89]*[.C89])" office:value-type="float" office:value="82.7438311900047" calcext:value-type="float">
            <text:p>82.7438311900047</text:p>
          </table:table-cell>
          <table:table-cell table:formula="of:=([.B89]+[.C89])/2" office:value-type="float" office:value="82.915" calcext:value-type="float">
            <text:p>82.915</text:p>
          </table:table-cell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88.12" calcext:value-type="float">
            <text:p>88.12</text:p>
          </table:table-cell>
          <table:table-cell office:value-type="float" office:value="76.72" calcext:value-type="float">
            <text:p>76.72</text:p>
          </table:table-cell>
          <table:table-cell office:value-type="float" office:value="82.03" calcext:value-type="float">
            <text:p>82.03</text:p>
          </table:table-cell>
          <table:table-cell table:formula="of:=SQRT([.B90]*[.C90])" office:value-type="float" office:value="82.2226635423592" calcext:value-type="float">
            <text:p>82.2226635423592</text:p>
          </table:table-cell>
          <table:table-cell table:formula="of:=([.B90]+[.C90])/2"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88.12" calcext:value-type="float">
            <text:p>88.12</text:p>
          </table:table-cell>
          <table:table-cell office:value-type="float" office:value="76.72" calcext:value-type="float">
            <text:p>76.72</text:p>
          </table:table-cell>
          <table:table-cell office:value-type="float" office:value="82.03" calcext:value-type="float">
            <text:p>82.03</text:p>
          </table:table-cell>
          <table:table-cell table:formula="of:=SQRT([.B91]*[.C91])" office:value-type="float" office:value="82.2226635423592" calcext:value-type="float">
            <text:p>82.2226635423592</text:p>
          </table:table-cell>
          <table:table-cell table:formula="of:=([.B91]+[.C91])/2"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88.12" calcext:value-type="float">
            <text:p>88.12</text:p>
          </table:table-cell>
          <table:table-cell office:value-type="float" office:value="76.72" calcext:value-type="float">
            <text:p>76.72</text:p>
          </table:table-cell>
          <table:table-cell office:value-type="float" office:value="82.03" calcext:value-type="float">
            <text:p>82.03</text:p>
          </table:table-cell>
          <table:table-cell table:formula="of:=SQRT([.B92]*[.C92])" office:value-type="float" office:value="82.2226635423592" calcext:value-type="float">
            <text:p>82.2226635423592</text:p>
          </table:table-cell>
          <table:table-cell table:formula="of:=([.B92]+[.C92])/2"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88.12" calcext:value-type="float">
            <text:p>88.12</text:p>
          </table:table-cell>
          <table:table-cell office:value-type="float" office:value="76.72" calcext:value-type="float">
            <text:p>76.72</text:p>
          </table:table-cell>
          <table:table-cell office:value-type="float" office:value="82.03" calcext:value-type="float">
            <text:p>82.03</text:p>
          </table:table-cell>
          <table:table-cell table:formula="of:=SQRT([.B93]*[.C93])" office:value-type="float" office:value="82.2226635423592" calcext:value-type="float">
            <text:p>82.2226635423592</text:p>
          </table:table-cell>
          <table:table-cell table:formula="of:=([.B93]+[.C93])/2"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88.12" calcext:value-type="float">
            <text:p>88.12</text:p>
          </table:table-cell>
          <table:table-cell office:value-type="float" office:value="76.72" calcext:value-type="float">
            <text:p>76.72</text:p>
          </table:table-cell>
          <table:table-cell office:value-type="float" office:value="82.03" calcext:value-type="float">
            <text:p>82.03</text:p>
          </table:table-cell>
          <table:table-cell table:formula="of:=SQRT([.B94]*[.C94])" office:value-type="float" office:value="82.2226635423592" calcext:value-type="float">
            <text:p>82.2226635423592</text:p>
          </table:table-cell>
          <table:table-cell table:formula="of:=([.B94]+[.C94])/2" office:value-type="float" office:value="82.42" calcext:value-type="float">
            <text:p>82.4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88" calcext:value-type="float">
            <text:p>88</text:p>
          </table:table-cell>
          <table:table-cell office:value-type="float" office:value="75.86" calcext:value-type="float">
            <text:p>75.86</text:p>
          </table:table-cell>
          <table:table-cell office:value-type="float" office:value="81.48" calcext:value-type="float">
            <text:p>81.48</text:p>
          </table:table-cell>
          <table:table-cell table:formula="of:=SQRT([.B95]*[.C95])" office:value-type="float" office:value="81.704834618277" calcext:value-type="float">
            <text:p>81.704834618277</text:p>
          </table:table-cell>
          <table:table-cell table:formula="of:=([.B95]+[.C95])/2" office:value-type="float" office:value="81.93" calcext:value-type="float">
            <text:p>81.93</text:p>
          </table:table-cell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88" calcext:value-type="float">
            <text:p>88</text:p>
          </table:table-cell>
          <table:table-cell office:value-type="float" office:value="75.86" calcext:value-type="float">
            <text:p>75.86</text:p>
          </table:table-cell>
          <table:table-cell office:value-type="float" office:value="81.48" calcext:value-type="float">
            <text:p>81.48</text:p>
          </table:table-cell>
          <table:table-cell table:formula="of:=SQRT([.B96]*[.C96])" office:value-type="float" office:value="81.704834618277" calcext:value-type="float">
            <text:p>81.704834618277</text:p>
          </table:table-cell>
          <table:table-cell table:formula="of:=([.B96]+[.C96])/2" office:value-type="float" office:value="81.93" calcext:value-type="float">
            <text:p>81.9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88.78" calcext:value-type="float">
            <text:p>88.78</text:p>
          </table:table-cell>
          <table:table-cell office:value-type="float" office:value="75" calcext:value-type="float">
            <text:p>75</text:p>
          </table:table-cell>
          <table:table-cell office:value-type="float" office:value="81.31" calcext:value-type="float">
            <text:p>81.31</text:p>
          </table:table-cell>
          <table:table-cell table:formula="of:=SQRT([.B97]*[.C97])" office:value-type="float" office:value="81.599632352113" calcext:value-type="float">
            <text:p>81.599632352113</text:p>
          </table:table-cell>
          <table:table-cell table:formula="of:=([.B97]+[.C97])/2" office:value-type="float" office:value="81.89" calcext:value-type="float">
            <text:p>81.89</text:p>
          </table:table-cell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88.78" calcext:value-type="float">
            <text:p>88.78</text:p>
          </table:table-cell>
          <table:table-cell office:value-type="float" office:value="75" calcext:value-type="float">
            <text:p>75</text:p>
          </table:table-cell>
          <table:table-cell office:value-type="float" office:value="81.31" calcext:value-type="float">
            <text:p>81.31</text:p>
          </table:table-cell>
          <table:table-cell table:formula="of:=SQRT([.B98]*[.C98])" office:value-type="float" office:value="81.599632352113" calcext:value-type="float">
            <text:p>81.599632352113</text:p>
          </table:table-cell>
          <table:table-cell table:formula="of:=([.B98]+[.C98])/2" office:value-type="float" office:value="81.89" calcext:value-type="float">
            <text:p>81.89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88.54" calcext:value-type="float">
            <text:p>88.54</text:p>
          </table:table-cell>
          <table:table-cell office:value-type="float" office:value="73.28" calcext:value-type="float">
            <text:p>73.28</text:p>
          </table:table-cell>
          <table:table-cell office:value-type="float" office:value="80.19" calcext:value-type="float">
            <text:p>80.19</text:p>
          </table:table-cell>
          <table:table-cell table:formula="of:=SQRT([.B99]*[.C99])" office:value-type="float" office:value="80.5494332692664" calcext:value-type="float">
            <text:p>80.5494332692664</text:p>
          </table:table-cell>
          <table:table-cell table:formula="of:=([.B99]+[.C99])/2" office:value-type="float" office:value="80.91" calcext:value-type="float">
            <text:p>80.91</text:p>
          </table:table-cell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0]*[.C100])" office:value-type="float" office:value="80.0155747339229" calcext:value-type="float">
            <text:p>80.0155747339229</text:p>
          </table:table-cell>
          <table:table-cell table:formula="of:=([.B100]+[.C100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1]*[.C101])" office:value-type="float" office:value="80.0155747339229" calcext:value-type="float">
            <text:p>80.0155747339229</text:p>
          </table:table-cell>
          <table:table-cell table:formula="of:=([.B101]+[.C101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0500" calcext:value-type="float">
            <text:p>505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2]*[.C102])" office:value-type="float" office:value="80.0155747339229" calcext:value-type="float">
            <text:p>80.0155747339229</text:p>
          </table:table-cell>
          <table:table-cell table:formula="of:=([.B102]+[.C102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3]*[.C103])" office:value-type="float" office:value="80.0155747339229" calcext:value-type="float">
            <text:p>80.0155747339229</text:p>
          </table:table-cell>
          <table:table-cell table:formula="of:=([.B103]+[.C103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1500" calcext:value-type="float">
            <text:p>515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4]*[.C104])" office:value-type="float" office:value="80.0155747339229" calcext:value-type="float">
            <text:p>80.0155747339229</text:p>
          </table:table-cell>
          <table:table-cell table:formula="of:=([.B104]+[.C104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5]*[.C105])" office:value-type="float" office:value="80.0155747339229" calcext:value-type="float">
            <text:p>80.0155747339229</text:p>
          </table:table-cell>
          <table:table-cell table:formula="of:=([.B105]+[.C105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2500" calcext:value-type="float">
            <text:p>525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6]*[.C106])" office:value-type="float" office:value="80.0155747339229" calcext:value-type="float">
            <text:p>80.0155747339229</text:p>
          </table:table-cell>
          <table:table-cell table:formula="of:=([.B106]+[.C106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7]*[.C107])" office:value-type="float" office:value="80.0155747339229" calcext:value-type="float">
            <text:p>80.0155747339229</text:p>
          </table:table-cell>
          <table:table-cell table:formula="of:=([.B107]+[.C107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3500" calcext:value-type="float">
            <text:p>535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8]*[.C108])" office:value-type="float" office:value="80.0155747339229" calcext:value-type="float">
            <text:p>80.0155747339229</text:p>
          </table:table-cell>
          <table:table-cell table:formula="of:=([.B108]+[.C108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09]*[.C109])" office:value-type="float" office:value="80.0155747339229" calcext:value-type="float">
            <text:p>80.0155747339229</text:p>
          </table:table-cell>
          <table:table-cell table:formula="of:=([.B109]+[.C109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4500" calcext:value-type="float">
            <text:p>545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10]*[.C110])" office:value-type="float" office:value="80.0155747339229" calcext:value-type="float">
            <text:p>80.0155747339229</text:p>
          </table:table-cell>
          <table:table-cell table:formula="of:=([.B110]+[.C110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88.42" calcext:value-type="float">
            <text:p>88.42</text:p>
          </table:table-cell>
          <table:table-cell office:value-type="float" office:value="72.41" calcext:value-type="float">
            <text:p>72.41</text:p>
          </table:table-cell>
          <table:table-cell office:value-type="float" office:value="79.62" calcext:value-type="float">
            <text:p>79.62</text:p>
          </table:table-cell>
          <table:table-cell table:formula="of:=SQRT([.B111]*[.C111])" office:value-type="float" office:value="80.0155747339229" calcext:value-type="float">
            <text:p>80.0155747339229</text:p>
          </table:table-cell>
          <table:table-cell table:formula="of:=([.B111]+[.C111])/2" office:value-type="float" office:value="80.415" calcext:value-type="float">
            <text:p>80.415</text:p>
          </table:table-cell>
        </table:table-row>
        <table:table-row table:style-name="ro1">
          <table:table-cell office:value-type="float" office:value="55500" calcext:value-type="float">
            <text:p>55500</text:p>
          </table:table-cell>
          <table:table-cell office:value-type="float" office:value="88.17" calcext:value-type="float">
            <text:p>88.17</text:p>
          </table:table-cell>
          <table:table-cell office:value-type="float" office:value="70.69" calcext:value-type="float">
            <text:p>70.69</text:p>
          </table:table-cell>
          <table:table-cell office:value-type="float" office:value="78.47" calcext:value-type="float">
            <text:p>78.47</text:p>
          </table:table-cell>
          <table:table-cell table:formula="of:=SQRT([.B112]*[.C112])" office:value-type="float" office:value="78.9476871098831" calcext:value-type="float">
            <text:p>78.9476871098831</text:p>
          </table:table-cell>
          <table:table-cell table:formula="of:=([.B112]+[.C112])/2" office:value-type="float" office:value="79.43" calcext:value-type="float">
            <text:p>79.43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88.17" calcext:value-type="float">
            <text:p>88.17</text:p>
          </table:table-cell>
          <table:table-cell office:value-type="float" office:value="70.69" calcext:value-type="float">
            <text:p>70.69</text:p>
          </table:table-cell>
          <table:table-cell office:value-type="float" office:value="78.47" calcext:value-type="float">
            <text:p>78.47</text:p>
          </table:table-cell>
          <table:table-cell table:formula="of:=SQRT([.B113]*[.C113])" office:value-type="float" office:value="78.9476871098831" calcext:value-type="float">
            <text:p>78.9476871098831</text:p>
          </table:table-cell>
          <table:table-cell table:formula="of:=([.B113]+[.C113])/2" office:value-type="float" office:value="79.43" calcext:value-type="float">
            <text:p>79.43</text:p>
          </table:table-cell>
        </table:table-row>
        <table:table-row table:style-name="ro1">
          <table:table-cell office:value-type="float" office:value="56500" calcext:value-type="float">
            <text:p>56500</text:p>
          </table:table-cell>
          <table:table-cell office:value-type="float" office:value="88.17" calcext:value-type="float">
            <text:p>88.17</text:p>
          </table:table-cell>
          <table:table-cell office:value-type="float" office:value="70.69" calcext:value-type="float">
            <text:p>70.69</text:p>
          </table:table-cell>
          <table:table-cell office:value-type="float" office:value="78.47" calcext:value-type="float">
            <text:p>78.47</text:p>
          </table:table-cell>
          <table:table-cell table:formula="of:=SQRT([.B114]*[.C114])" office:value-type="float" office:value="78.9476871098831" calcext:value-type="float">
            <text:p>78.9476871098831</text:p>
          </table:table-cell>
          <table:table-cell table:formula="of:=([.B114]+[.C114])/2" office:value-type="float" office:value="79.43" calcext:value-type="float">
            <text:p>79.43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88.04" calcext:value-type="float">
            <text:p>88.04</text:p>
          </table:table-cell>
          <table:table-cell office:value-type="float" office:value="69.83" calcext:value-type="float">
            <text:p>69.83</text:p>
          </table:table-cell>
          <table:table-cell office:value-type="float" office:value="77.88" calcext:value-type="float">
            <text:p>77.88</text:p>
          </table:table-cell>
          <table:table-cell table:formula="of:=SQRT([.B115]*[.C115])" office:value-type="float" office:value="78.4081194775133" calcext:value-type="float">
            <text:p>78.4081194775133</text:p>
          </table:table-cell>
          <table:table-cell table:formula="of:=([.B115]+[.C115])/2" office:value-type="float" office:value="78.935" calcext:value-type="float">
            <text:p>78.935</text:p>
          </table:table-cell>
        </table:table-row>
        <table:table-row table:style-name="ro1">
          <table:table-cell office:value-type="float" office:value="57500" calcext:value-type="float">
            <text:p>57500</text:p>
          </table:table-cell>
          <table:table-cell office:value-type="float" office:value="87.91" calcext:value-type="float">
            <text:p>87.91</text:p>
          </table:table-cell>
          <table:table-cell office:value-type="float" office:value="68.97" calcext:value-type="float">
            <text:p>68.97</text:p>
          </table:table-cell>
          <table:table-cell office:value-type="float" office:value="77.29" calcext:value-type="float">
            <text:p>77.29</text:p>
          </table:table-cell>
          <table:table-cell table:formula="of:=SQRT([.B116]*[.C116])" office:value-type="float" office:value="77.8662487859792" calcext:value-type="float">
            <text:p>77.8662487859792</text:p>
          </table:table-cell>
          <table:table-cell table:formula="of:=([.B116]+[.C116])/2" office:value-type="float" office:value="78.44" calcext:value-type="float">
            <text:p>78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16:34:39.130081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0T09:35:20.000080876</dc:date>
    <meta:editing-duration>P2DT17H46S</meta:editing-duration>
    <meta:editing-cycles>3</meta:editing-cycles>
    <meta:generator>LibreOffice/6.4.7.2$Linux_X86_64 LibreOffice_project/40$Build-2</meta:generator>
    <meta:document-statistic meta:table-count="1" meta:cell-count="6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43cm" svg:height="13.548cm" xlink:href=".." xlink:type="simple" chart:class="chart:scatter" chart:column-mapping="1 5 2 3 4" chart:style-name="ch1">
        <chart:title svg:x="6.053cm" svg:y="0.406cm" chart:style-name="ch2">
          <text:p>Évolution des performances en fonction du nombre de mots supprimés</text:p>
        </chart:title>
        <chart:legend chart:legend-position="end" svg:x="21.512cm" svg:y="5.479cm" style:legend-expansion="high" chart:style-name="ch3"/>
        <chart:plot-area chart:style-name="ch4" table:cell-range-address="evolution.A2:evolution.E116 evolution.B1:evolution.E1 evolution.F1:evolution.F116" chart:data-source-has-labels="row" svg:x="0.199cm" svg:y="0.996cm" svg:width="21.797cm" svg:height="11.969cm">
          <chartooo:coordinate-region svg:x="1.006cm" svg:y="1.195cm" svg:width="20.526cm" svg:height="11.123cm"/>
          <chart:axis chart:dimension="x" chart:name="primary-x" chart:style-name="ch5">
            <chart:title svg:x="9.082cm" svg:y="12.988cm" chart:style-name="ch6">
              <text:p>nombre de mots supprimé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volution.B2:evolution.B116" chart:label-cell-address="evolution.B1:evolution.B1" chart:class="chart:scatter">
            <chart:domain table:cell-range-address="evolution.A2:evolution.A116"/>
            <chart:data-point chart:repeated="115"/>
          </chart:series>
          <chart:series chart:style-name="ch9" chart:values-cell-range-address="evolution.F2:evolution.F116" chart:label-cell-address="evolution.F1:evolution.F1" chart:class="chart:scatter">
            <chart:data-point chart:repeated="115"/>
          </chart:series>
          <chart:series chart:style-name="ch10" chart:values-cell-range-address="evolution.C2:evolution.C116" chart:label-cell-address="evolution.C1:evolution.C1" chart:class="chart:scatter">
            <chart:data-point chart:repeated="115"/>
          </chart:series>
          <chart:series chart:style-name="ch11" chart:values-cell-range-address="evolution.D2:evolution.D116" chart:label-cell-address="evolution.D1:evolution.D1" chart:class="chart:scatter">
            <chart:data-point chart:repeated="115"/>
          </chart:series>
          <chart:series chart:style-name="ch12" chart:values-cell-range-address="evolution.E2:evolution.E116" chart:label-cell-address="evolution.E1:evolution.E1" chart:class="chart:scatter">
            <chart:data-point chart:repeated="1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récision</text:p>
                <draw:g>
                  <svg:desc>evolution.B1:evolution.B1</svg:desc>
                </draw:g>
              </table:table-cell>
              <table:table-cell office:value-type="string">
                <text:p>Moyenne arithmétique</text:p>
                <draw:g>
                  <svg:desc>evolution.F1:evolution.F1</svg:desc>
                </draw:g>
              </table:table-cell>
              <table:table-cell office:value-type="string">
                <text:p>rappel</text:p>
                <draw:g>
                  <svg:desc>evolution.C1:evolution.C1</svg:desc>
                </draw:g>
              </table:table-cell>
              <table:table-cell office:value-type="string">
                <text:p>F-mesure</text:p>
                <draw:g>
                  <svg:desc>evolution.D1:evolution.D1</svg:desc>
                </draw:g>
              </table:table-cell>
              <table:table-cell office:value-type="string">
                <text:p>Moyenne géometrique</text:p>
                <draw:g>
                  <svg:desc>evolution.E1:evoluti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evolution.A2:evolution.A116</svg:desc>
                </draw:g>
              </table:table-cell>
              <table:table-cell office:value-type="float" office:value="43.25">
                <text:p>43.25</text:p>
                <draw:g>
                  <svg:desc>evolution.B2:evolution.B116</svg:desc>
                </draw:g>
              </table:table-cell>
              <table:table-cell office:value-type="float" office:value="68.61">
                <text:p>68.61</text:p>
                <draw:g>
                  <svg:desc>evolution.F2:evolution.F116</svg:desc>
                </draw:g>
              </table:table-cell>
              <table:table-cell office:value-type="float" office:value="93.97">
                <text:p>93.97</text:p>
                <draw:g>
                  <svg:desc>evolution.C2:evolution.C116</svg:desc>
                </draw:g>
              </table:table-cell>
              <table:table-cell office:value-type="float" office:value="59.24">
                <text:p>59.24</text:p>
                <draw:g>
                  <svg:desc>evolution.D2:evolution.D116</svg:desc>
                </draw:g>
              </table:table-cell>
              <table:table-cell office:value-type="float" office:value="63.7510980297595">
                <text:p>63.7510980297595</text:p>
                <draw:g>
                  <svg:desc>evolution.E2:evolution.E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7.81">
                <text:p>47.81</text:p>
              </table:table-cell>
              <table:table-cell office:value-type="float" office:value="70.89">
                <text:p>70.89</text:p>
              </table:table-cell>
              <table:table-cell office:value-type="float" office:value="93.97">
                <text:p>93.97</text:p>
              </table:table-cell>
              <table:table-cell office:value-type="float" office:value="63.37">
                <text:p>63.37</text:p>
              </table:table-cell>
              <table:table-cell office:value-type="float" office:value="67.0276487727266">
                <text:p>67.0276487727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51.66">
                <text:p>51.66</text:p>
              </table:table-cell>
              <table:table-cell office:value-type="float" office:value="72.815">
                <text:p>72.815</text:p>
              </table:table-cell>
              <table:table-cell office:value-type="float" office:value="93.97">
                <text:p>93.97</text:p>
              </table:table-cell>
              <table:table-cell office:value-type="float" office:value="66.67">
                <text:p>66.67</text:p>
              </table:table-cell>
              <table:table-cell office:value-type="float" office:value="69.6741716850656">
                <text:p>69.6741716850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5.05">
                <text:p>55.05</text:p>
              </table:table-cell>
              <table:table-cell office:value-type="float" office:value="74.51">
                <text:p>74.51</text:p>
              </table:table-cell>
              <table:table-cell office:value-type="float" office:value="93.97">
                <text:p>93.97</text:p>
              </table:table-cell>
              <table:table-cell office:value-type="float" office:value="69.43">
                <text:p>69.43</text:p>
              </table:table-cell>
              <table:table-cell office:value-type="float" office:value="71.9239077080772">
                <text:p>71.9239077080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56.48">
                <text:p>56.48</text:p>
              </table:table-cell>
              <table:table-cell office:value-type="float" office:value="75.225">
                <text:p>75.225</text:p>
              </table:table-cell>
              <table:table-cell office:value-type="float" office:value="93.97">
                <text:p>93.97</text:p>
              </table:table-cell>
              <table:table-cell office:value-type="float" office:value="70.55">
                <text:p>70.55</text:p>
              </table:table-cell>
              <table:table-cell office:value-type="float" office:value="72.8520802722887">
                <text:p>72.852080272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59.56">
                <text:p>59.56</text:p>
              </table:table-cell>
              <table:table-cell office:value-type="float" office:value="76.765">
                <text:p>76.765</text:p>
              </table:table-cell>
              <table:table-cell office:value-type="float" office:value="93.97">
                <text:p>93.97</text:p>
              </table:table-cell>
              <table:table-cell office:value-type="float" office:value="72.91">
                <text:p>72.91</text:p>
              </table:table-cell>
              <table:table-cell office:value-type="float" office:value="74.8121193390483">
                <text:p>74.81211933904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61.02">
                <text:p>61.02</text:p>
              </table:table-cell>
              <table:table-cell office:value-type="float" office:value="77.06">
                <text:p>77.06</text:p>
              </table:table-cell>
              <table:table-cell office:value-type="float" office:value="93.1">
                <text:p>93.1</text:p>
              </table:table-cell>
              <table:table-cell office:value-type="float" office:value="73.72">
                <text:p>73.72</text:p>
              </table:table-cell>
              <table:table-cell office:value-type="float" office:value="75.3721566627889">
                <text:p>75.3721566627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61.36">
                <text:p>61.36</text:p>
              </table:table-cell>
              <table:table-cell office:value-type="float" office:value="77.23">
                <text:p>77.23</text:p>
              </table:table-cell>
              <table:table-cell office:value-type="float" office:value="93.1">
                <text:p>93.1</text:p>
              </table:table-cell>
              <table:table-cell office:value-type="float" office:value="73.97">
                <text:p>73.97</text:p>
              </table:table-cell>
              <table:table-cell office:value-type="float" office:value="75.5818496730531">
                <text:p>75.5818496730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64.67">
                <text:p>64.67</text:p>
              </table:table-cell>
              <table:table-cell office:value-type="float" office:value="78.885">
                <text:p>78.885</text:p>
              </table:table-cell>
              <table:table-cell office:value-type="float" office:value="93.1">
                <text:p>93.1</text:p>
              </table:table-cell>
              <table:table-cell office:value-type="float" office:value="76.33">
                <text:p>76.33</text:p>
              </table:table-cell>
              <table:table-cell office:value-type="float" office:value="77.5936659786094">
                <text:p>77.59366597860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65.45">
                <text:p>65.45</text:p>
              </table:table-cell>
              <table:table-cell office:value-type="float" office:value="79.275">
                <text:p>79.275</text:p>
              </table:table-cell>
              <table:table-cell office:value-type="float" office:value="93.1">
                <text:p>93.1</text:p>
              </table:table-cell>
              <table:table-cell office:value-type="float" office:value="76.87">
                <text:p>76.87</text:p>
              </table:table-cell>
              <table:table-cell office:value-type="float" office:value="78.0602011270788">
                <text:p>78.06020112707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67.08">
                <text:p>67.08</text:p>
              </table:table-cell>
              <table:table-cell office:value-type="float" office:value="80.09">
                <text:p>80.09</text:p>
              </table:table-cell>
              <table:table-cell office:value-type="float" office:value="93.1">
                <text:p>93.1</text:p>
              </table:table-cell>
              <table:table-cell office:value-type="float" office:value="77.98">
                <text:p>77.98</text:p>
              </table:table-cell>
              <table:table-cell office:value-type="float" office:value="79.0262488037994">
                <text:p>79.0262488037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67.92">
                <text:p>67.92</text:p>
              </table:table-cell>
              <table:table-cell office:value-type="float" office:value="80.51">
                <text:p>80.51</text:p>
              </table:table-cell>
              <table:table-cell office:value-type="float" office:value="93.1">
                <text:p>93.1</text:p>
              </table:table-cell>
              <table:table-cell office:value-type="float" office:value="78.55">
                <text:p>78.55</text:p>
              </table:table-cell>
              <table:table-cell office:value-type="float" office:value="79.5195070407255">
                <text:p>79.5195070407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68.35">
                <text:p>68.35</text:p>
              </table:table-cell>
              <table:table-cell office:value-type="float" office:value="80.725">
                <text:p>80.725</text:p>
              </table:table-cell>
              <table:table-cell office:value-type="float" office:value="93.1">
                <text:p>93.1</text:p>
              </table:table-cell>
              <table:table-cell office:value-type="float" office:value="78.83">
                <text:p>78.83</text:p>
              </table:table-cell>
              <table:table-cell office:value-type="float" office:value="79.7708280012186">
                <text:p>79.7708280012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69.03">
                <text:p>69.03</text:p>
              </table:table-cell>
              <table:table-cell office:value-type="float" office:value="80.635">
                <text:p>80.635</text:p>
              </table:table-cell>
              <table:table-cell office:value-type="float" office:value="92.24">
                <text:p>92.24</text:p>
              </table:table-cell>
              <table:table-cell office:value-type="float" office:value="78.97">
                <text:p>78.97</text:p>
              </table:table-cell>
              <table:table-cell office:value-type="float" office:value="79.7955337096006">
                <text:p>79.7955337096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69.93">
                <text:p>69.93</text:p>
              </table:table-cell>
              <table:table-cell office:value-type="float" office:value="81.085">
                <text:p>81.085</text:p>
              </table:table-cell>
              <table:table-cell office:value-type="float" office:value="92.24">
                <text:p>92.24</text:p>
              </table:table-cell>
              <table:table-cell office:value-type="float" office:value="79.55">
                <text:p>79.55</text:p>
              </table:table-cell>
              <table:table-cell office:value-type="float" office:value="80.3140286624946">
                <text:p>80.3140286624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70.39">
                <text:p>70.39</text:p>
              </table:table-cell>
              <table:table-cell office:value-type="float" office:value="81.315">
                <text:p>81.315</text:p>
              </table:table-cell>
              <table:table-cell office:value-type="float" office:value="92.24">
                <text:p>92.24</text:p>
              </table:table-cell>
              <table:table-cell office:value-type="float" office:value="79.85">
                <text:p>79.85</text:p>
              </table:table-cell>
              <table:table-cell office:value-type="float" office:value="80.5777487896007">
                <text:p>80.5777487896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70.39">
                <text:p>70.39</text:p>
              </table:table-cell>
              <table:table-cell office:value-type="float" office:value="81.315">
                <text:p>81.315</text:p>
              </table:table-cell>
              <table:table-cell office:value-type="float" office:value="92.24">
                <text:p>92.24</text:p>
              </table:table-cell>
              <table:table-cell office:value-type="float" office:value="79.85">
                <text:p>79.85</text:p>
              </table:table-cell>
              <table:table-cell office:value-type="float" office:value="80.5777487896007">
                <text:p>80.57774878960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73.29">
                <text:p>73.29</text:p>
              </table:table-cell>
              <table:table-cell office:value-type="float" office:value="82.765">
                <text:p>82.765</text:p>
              </table:table-cell>
              <table:table-cell office:value-type="float" office:value="92.24">
                <text:p>92.24</text:p>
              </table:table-cell>
              <table:table-cell office:value-type="float" office:value="81.68">
                <text:p>81.68</text:p>
              </table:table-cell>
              <table:table-cell office:value-type="float" office:value="82.2208586673722">
                <text:p>82.2208586673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73.29">
                <text:p>73.29</text:p>
              </table:table-cell>
              <table:table-cell office:value-type="float" office:value="82.765">
                <text:p>82.765</text:p>
              </table:table-cell>
              <table:table-cell office:value-type="float" office:value="92.24">
                <text:p>92.24</text:p>
              </table:table-cell>
              <table:table-cell office:value-type="float" office:value="81.68">
                <text:p>81.68</text:p>
              </table:table-cell>
              <table:table-cell office:value-type="float" office:value="82.2208586673722">
                <text:p>82.22085866737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73.29">
                <text:p>73.29</text:p>
              </table:table-cell>
              <table:table-cell office:value-type="float" office:value="82.765">
                <text:p>82.765</text:p>
              </table:table-cell>
              <table:table-cell office:value-type="float" office:value="92.24">
                <text:p>92.24</text:p>
              </table:table-cell>
              <table:table-cell office:value-type="float" office:value="81.68">
                <text:p>81.68</text:p>
              </table:table-cell>
              <table:table-cell office:value-type="float" office:value="82.2208586673722">
                <text:p>82.2208586673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">
                <text:p>10500</text:p>
              </table:table-cell>
              <table:table-cell office:value-type="float" office:value="74.31">
                <text:p>74.31</text:p>
              </table:table-cell>
              <table:table-cell office:value-type="float" office:value="83.275">
                <text:p>83.275</text:p>
              </table:table-cell>
              <table:table-cell office:value-type="float" office:value="92.24">
                <text:p>92.24</text:p>
              </table:table-cell>
              <table:table-cell office:value-type="float" office:value="82.31">
                <text:p>82.31</text:p>
              </table:table-cell>
              <table:table-cell office:value-type="float" office:value="82.7910284994697">
                <text:p>82.7910284994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">
                <text:p>11000</text:p>
              </table:table-cell>
              <table:table-cell office:value-type="float" office:value="75.89">
                <text:p>75.89</text:p>
              </table:table-cell>
              <table:table-cell office:value-type="float" office:value="84.065">
                <text:p>84.065</text:p>
              </table:table-cell>
              <table:table-cell office:value-type="float" office:value="92.24">
                <text:p>92.24</text:p>
              </table:table-cell>
              <table:table-cell office:value-type="float" office:value="83.27">
                <text:p>83.27</text:p>
              </table:table-cell>
              <table:table-cell office:value-type="float" office:value="83.6665620185268">
                <text:p>83.66656201852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">
                <text:p>11500</text:p>
              </table:table-cell>
              <table:table-cell office:value-type="float" office:value="76.43">
                <text:p>76.43</text:p>
              </table:table-cell>
              <table:table-cell office:value-type="float" office:value="84.335">
                <text:p>84.335</text:p>
              </table:table-cell>
              <table:table-cell office:value-type="float" office:value="92.24">
                <text:p>92.24</text:p>
              </table:table-cell>
              <table:table-cell office:value-type="float" office:value="83.59">
                <text:p>83.59</text:p>
              </table:table-cell>
              <table:table-cell office:value-type="float" office:value="83.9637016811431">
                <text:p>83.9637016811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">
                <text:p>12000</text:p>
              </table:table-cell>
              <table:table-cell office:value-type="float" office:value="76.43">
                <text:p>76.43</text:p>
              </table:table-cell>
              <table:table-cell office:value-type="float" office:value="84.335">
                <text:p>84.335</text:p>
              </table:table-cell>
              <table:table-cell office:value-type="float" office:value="92.24">
                <text:p>92.24</text:p>
              </table:table-cell>
              <table:table-cell office:value-type="float" office:value="83.59">
                <text:p>83.59</text:p>
              </table:table-cell>
              <table:table-cell office:value-type="float" office:value="83.9637016811431">
                <text:p>83.9637016811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">
                <text:p>12500</text:p>
              </table:table-cell>
              <table:table-cell office:value-type="float" office:value="76.98">
                <text:p>76.98</text:p>
              </table:table-cell>
              <table:table-cell office:value-type="float" office:value="84.61">
                <text:p>84.61</text:p>
              </table:table-cell>
              <table:table-cell office:value-type="float" office:value="92.24">
                <text:p>92.24</text:p>
              </table:table-cell>
              <table:table-cell office:value-type="float" office:value="83.92">
                <text:p>83.92</text:p>
              </table:table-cell>
              <table:table-cell office:value-type="float" office:value="84.2652668660107">
                <text:p>84.2652668660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">
                <text:p>13000</text:p>
              </table:table-cell>
              <table:table-cell office:value-type="float" office:value="77.54">
                <text:p>77.54</text:p>
              </table:table-cell>
              <table:table-cell office:value-type="float" office:value="84.89">
                <text:p>84.89</text:p>
              </table:table-cell>
              <table:table-cell office:value-type="float" office:value="92.24">
                <text:p>92.24</text:p>
              </table:table-cell>
              <table:table-cell office:value-type="float" office:value="84.25">
                <text:p>84.25</text:p>
              </table:table-cell>
              <table:table-cell office:value-type="float" office:value="84.5712102313784">
                <text:p>84.57121023137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">
                <text:p>13500</text:p>
              </table:table-cell>
              <table:table-cell office:value-type="float" office:value="78.68">
                <text:p>78.68</text:p>
              </table:table-cell>
              <table:table-cell office:value-type="float" office:value="85.46">
                <text:p>85.46</text:p>
              </table:table-cell>
              <table:table-cell office:value-type="float" office:value="92.24">
                <text:p>92.24</text:p>
              </table:table-cell>
              <table:table-cell office:value-type="float" office:value="84.92">
                <text:p>84.92</text:p>
              </table:table-cell>
              <table:table-cell office:value-type="float" office:value="85.1906285925864">
                <text:p>85.1906285925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">
                <text:p>14000</text:p>
              </table:table-cell>
              <table:table-cell office:value-type="float" office:value="78.68">
                <text:p>78.68</text:p>
              </table:table-cell>
              <table:table-cell office:value-type="float" office:value="85.46">
                <text:p>85.46</text:p>
              </table:table-cell>
              <table:table-cell office:value-type="float" office:value="92.24">
                <text:p>92.24</text:p>
              </table:table-cell>
              <table:table-cell office:value-type="float" office:value="84.92">
                <text:p>84.92</text:p>
              </table:table-cell>
              <table:table-cell office:value-type="float" office:value="85.1906285925864">
                <text:p>85.1906285925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">
                <text:p>14500</text:p>
              </table:table-cell>
              <table:table-cell office:value-type="float" office:value="78.68">
                <text:p>78.68</text:p>
              </table:table-cell>
              <table:table-cell office:value-type="float" office:value="85.46">
                <text:p>85.46</text:p>
              </table:table-cell>
              <table:table-cell office:value-type="float" office:value="92.24">
                <text:p>92.24</text:p>
              </table:table-cell>
              <table:table-cell office:value-type="float" office:value="84.92">
                <text:p>84.92</text:p>
              </table:table-cell>
              <table:table-cell office:value-type="float" office:value="85.1906285925864">
                <text:p>85.1906285925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">
                <text:p>15000</text:p>
              </table:table-cell>
              <table:table-cell office:value-type="float" office:value="78.52">
                <text:p>78.52</text:p>
              </table:table-cell>
              <table:table-cell office:value-type="float" office:value="84.95">
                <text:p>84.95</text:p>
              </table:table-cell>
              <table:table-cell office:value-type="float" office:value="91.38">
                <text:p>91.38</text:p>
              </table:table-cell>
              <table:table-cell office:value-type="float" office:value="84.46">
                <text:p>84.46</text:p>
              </table:table-cell>
              <table:table-cell office:value-type="float" office:value="84.7063020087644">
                <text:p>84.70630200876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">
                <text:p>15500</text:p>
              </table:table-cell>
              <table:table-cell office:value-type="float" office:value="79.7">
                <text:p>79.7</text:p>
              </table:table-cell>
              <table:table-cell office:value-type="float" office:value="85.54">
                <text:p>85.54</text:p>
              </table:table-cell>
              <table:table-cell office:value-type="float" office:value="91.38">
                <text:p>91.38</text:p>
              </table:table-cell>
              <table:table-cell office:value-type="float" office:value="85.14">
                <text:p>85.14</text:p>
              </table:table-cell>
              <table:table-cell office:value-type="float" office:value="85.3404124667792">
                <text:p>85.3404124667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">
                <text:p>16000</text:p>
              </table:table-cell>
              <table:table-cell office:value-type="float" office:value="80.3">
                <text:p>80.3</text:p>
              </table:table-cell>
              <table:table-cell office:value-type="float" office:value="85.84">
                <text:p>85.84</text:p>
              </table:table-cell>
              <table:table-cell office:value-type="float" office:value="91.38">
                <text:p>91.38</text:p>
              </table:table-cell>
              <table:table-cell office:value-type="float" office:value="85.48">
                <text:p>85.48</text:p>
              </table:table-cell>
              <table:table-cell office:value-type="float" office:value="85.6610413198439">
                <text:p>85.66104131984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">
                <text:p>16500</text:p>
              </table:table-cell>
              <table:table-cell office:value-type="float" office:value="80.3">
                <text:p>80.3</text:p>
              </table:table-cell>
              <table:table-cell office:value-type="float" office:value="85.84">
                <text:p>85.84</text:p>
              </table:table-cell>
              <table:table-cell office:value-type="float" office:value="91.38">
                <text:p>91.38</text:p>
              </table:table-cell>
              <table:table-cell office:value-type="float" office:value="85.48">
                <text:p>85.48</text:p>
              </table:table-cell>
              <table:table-cell office:value-type="float" office:value="85.6610413198439">
                <text:p>85.66104131984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">
                <text:p>17000</text:p>
              </table:table-cell>
              <table:table-cell office:value-type="float" office:value="80.3">
                <text:p>80.3</text:p>
              </table:table-cell>
              <table:table-cell office:value-type="float" office:value="85.84">
                <text:p>85.84</text:p>
              </table:table-cell>
              <table:table-cell office:value-type="float" office:value="91.38">
                <text:p>91.38</text:p>
              </table:table-cell>
              <table:table-cell office:value-type="float" office:value="85.48">
                <text:p>85.48</text:p>
              </table:table-cell>
              <table:table-cell office:value-type="float" office:value="85.6610413198439">
                <text:p>85.6610413198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">
                <text:p>17500</text:p>
              </table:table-cell>
              <table:table-cell office:value-type="float" office:value="80.3">
                <text:p>80.3</text:p>
              </table:table-cell>
              <table:table-cell office:value-type="float" office:value="85.84">
                <text:p>85.84</text:p>
              </table:table-cell>
              <table:table-cell office:value-type="float" office:value="91.38">
                <text:p>91.38</text:p>
              </table:table-cell>
              <table:table-cell office:value-type="float" office:value="85.48">
                <text:p>85.48</text:p>
              </table:table-cell>
              <table:table-cell office:value-type="float" office:value="85.6610413198439">
                <text:p>85.66104131984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">
                <text:p>18000</text:p>
              </table:table-cell>
              <table:table-cell office:value-type="float" office:value="80.3">
                <text:p>80.3</text:p>
              </table:table-cell>
              <table:table-cell office:value-type="float" office:value="85.84">
                <text:p>85.84</text:p>
              </table:table-cell>
              <table:table-cell office:value-type="float" office:value="91.38">
                <text:p>91.38</text:p>
              </table:table-cell>
              <table:table-cell office:value-type="float" office:value="85.48">
                <text:p>85.48</text:p>
              </table:table-cell>
              <table:table-cell office:value-type="float" office:value="85.6610413198439">
                <text:p>85.6610413198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">
                <text:p>18500</text:p>
              </table:table-cell>
              <table:table-cell office:value-type="float" office:value="80.3">
                <text:p>80.3</text:p>
              </table:table-cell>
              <table:table-cell office:value-type="float" office:value="85.84">
                <text:p>85.84</text:p>
              </table:table-cell>
              <table:table-cell office:value-type="float" office:value="91.38">
                <text:p>91.38</text:p>
              </table:table-cell>
              <table:table-cell office:value-type="float" office:value="85.48">
                <text:p>85.48</text:p>
              </table:table-cell>
              <table:table-cell office:value-type="float" office:value="85.6610413198439">
                <text:p>85.6610413198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">
                <text:p>19000</text:p>
              </table:table-cell>
              <table:table-cell office:value-type="float" office:value="80.15">
                <text:p>80.15</text:p>
              </table:table-cell>
              <table:table-cell office:value-type="float" office:value="85.335">
                <text:p>85.335</text:p>
              </table:table-cell>
              <table:table-cell office:value-type="float" office:value="90.52">
                <text:p>90.52</text:p>
              </table:table-cell>
              <table:table-cell office:value-type="float" office:value="85.02">
                <text:p>85.02</text:p>
              </table:table-cell>
              <table:table-cell office:value-type="float" office:value="85.1773326654457">
                <text:p>85.1773326654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">
                <text:p>19500</text:p>
              </table:table-cell>
              <table:table-cell office:value-type="float" office:value="80.77">
                <text:p>80.77</text:p>
              </table:table-cell>
              <table:table-cell office:value-type="float" office:value="85.645">
                <text:p>85.645</text:p>
              </table:table-cell>
              <table:table-cell office:value-type="float" office:value="90.52">
                <text:p>90.52</text:p>
              </table:table-cell>
              <table:table-cell office:value-type="float" office:value="85.37">
                <text:p>85.37</text:p>
              </table:table-cell>
              <table:table-cell office:value-type="float" office:value="85.5061424694156">
                <text:p>85.5061424694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">
                <text:p>20000</text:p>
              </table:table-cell>
              <table:table-cell office:value-type="float" office:value="80.77">
                <text:p>80.77</text:p>
              </table:table-cell>
              <table:table-cell office:value-type="float" office:value="85.645">
                <text:p>85.645</text:p>
              </table:table-cell>
              <table:table-cell office:value-type="float" office:value="90.52">
                <text:p>90.52</text:p>
              </table:table-cell>
              <table:table-cell office:value-type="float" office:value="85.37">
                <text:p>85.37</text:p>
              </table:table-cell>
              <table:table-cell office:value-type="float" office:value="85.5061424694156">
                <text:p>85.5061424694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0">
                <text:p>20500</text:p>
              </table:table-cell>
              <table:table-cell office:value-type="float" office:value="80.77">
                <text:p>80.77</text:p>
              </table:table-cell>
              <table:table-cell office:value-type="float" office:value="85.645">
                <text:p>85.645</text:p>
              </table:table-cell>
              <table:table-cell office:value-type="float" office:value="90.52">
                <text:p>90.52</text:p>
              </table:table-cell>
              <table:table-cell office:value-type="float" office:value="85.37">
                <text:p>85.37</text:p>
              </table:table-cell>
              <table:table-cell office:value-type="float" office:value="85.5061424694156">
                <text:p>85.5061424694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0">
                <text:p>21000</text:p>
              </table:table-cell>
              <table:table-cell office:value-type="float" office:value="80">
                <text:p>80</text:p>
              </table:table-cell>
              <table:table-cell office:value-type="float" office:value="83.105">
                <text:p>83.105</text:p>
              </table:table-cell>
              <table:table-cell office:value-type="float" office:value="86.21">
                <text:p>86.21</text:p>
              </table:table-cell>
              <table:table-cell office:value-type="float" office:value="82.99">
                <text:p>82.99</text:p>
              </table:table-cell>
              <table:table-cell office:value-type="float" office:value="83.0469746589242">
                <text:p>83.0469746589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0">
                <text:p>21500</text:p>
              </table:table-cell>
              <table:table-cell office:value-type="float" office:value="80">
                <text:p>80</text:p>
              </table:table-cell>
              <table:table-cell office:value-type="float" office:value="83.105">
                <text:p>83.105</text:p>
              </table:table-cell>
              <table:table-cell office:value-type="float" office:value="86.21">
                <text:p>86.21</text:p>
              </table:table-cell>
              <table:table-cell office:value-type="float" office:value="82.99">
                <text:p>82.99</text:p>
              </table:table-cell>
              <table:table-cell office:value-type="float" office:value="83.0469746589242">
                <text:p>83.04697465892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0">
                <text:p>22000</text:p>
              </table:table-cell>
              <table:table-cell office:value-type="float" office:value="80">
                <text:p>80</text:p>
              </table:table-cell>
              <table:table-cell office:value-type="float" office:value="83.105">
                <text:p>83.105</text:p>
              </table:table-cell>
              <table:table-cell office:value-type="float" office:value="86.21">
                <text:p>86.21</text:p>
              </table:table-cell>
              <table:table-cell office:value-type="float" office:value="82.99">
                <text:p>82.99</text:p>
              </table:table-cell>
              <table:table-cell office:value-type="float" office:value="83.0469746589242">
                <text:p>83.0469746589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0">
                <text:p>22500</text:p>
              </table:table-cell>
              <table:table-cell office:value-type="float" office:value="80">
                <text:p>80</text:p>
              </table:table-cell>
              <table:table-cell office:value-type="float" office:value="83.105">
                <text:p>83.105</text:p>
              </table:table-cell>
              <table:table-cell office:value-type="float" office:value="86.21">
                <text:p>86.21</text:p>
              </table:table-cell>
              <table:table-cell office:value-type="float" office:value="82.99">
                <text:p>82.99</text:p>
              </table:table-cell>
              <table:table-cell office:value-type="float" office:value="83.0469746589242">
                <text:p>83.0469746589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0">
                <text:p>23000</text:p>
              </table:table-cell>
              <table:table-cell office:value-type="float" office:value="80">
                <text:p>80</text:p>
              </table:table-cell>
              <table:table-cell office:value-type="float" office:value="83.105">
                <text:p>83.105</text:p>
              </table:table-cell>
              <table:table-cell office:value-type="float" office:value="86.21">
                <text:p>86.21</text:p>
              </table:table-cell>
              <table:table-cell office:value-type="float" office:value="82.99">
                <text:p>82.99</text:p>
              </table:table-cell>
              <table:table-cell office:value-type="float" office:value="83.0469746589242">
                <text:p>83.04697465892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0">
                <text:p>23500</text:p>
              </table:table-cell>
              <table:table-cell office:value-type="float" office:value="80">
                <text:p>80</text:p>
              </table:table-cell>
              <table:table-cell office:value-type="float" office:value="83.105">
                <text:p>83.105</text:p>
              </table:table-cell>
              <table:table-cell office:value-type="float" office:value="86.21">
                <text:p>86.21</text:p>
              </table:table-cell>
              <table:table-cell office:value-type="float" office:value="82.99">
                <text:p>82.99</text:p>
              </table:table-cell>
              <table:table-cell office:value-type="float" office:value="83.0469746589242">
                <text:p>83.04697465892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0">
                <text:p>24000</text:p>
              </table:table-cell>
              <table:table-cell office:value-type="float" office:value="80.65">
                <text:p>80.65</text:p>
              </table:table-cell>
              <table:table-cell office:value-type="float" office:value="83.43">
                <text:p>83.43</text:p>
              </table:table-cell>
              <table:table-cell office:value-type="float" office:value="86.21">
                <text:p>86.21</text:p>
              </table:table-cell>
              <table:table-cell office:value-type="float" office:value="83.33">
                <text:p>83.33</text:p>
              </table:table-cell>
              <table:table-cell office:value-type="float" office:value="83.3836704637065">
                <text:p>83.38367046370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0">
                <text:p>24500</text:p>
              </table:table-cell>
              <table:table-cell office:value-type="float" office:value="80.65">
                <text:p>80.65</text:p>
              </table:table-cell>
              <table:table-cell office:value-type="float" office:value="83.43">
                <text:p>83.43</text:p>
              </table:table-cell>
              <table:table-cell office:value-type="float" office:value="86.21">
                <text:p>86.21</text:p>
              </table:table-cell>
              <table:table-cell office:value-type="float" office:value="83.33">
                <text:p>83.33</text:p>
              </table:table-cell>
              <table:table-cell office:value-type="float" office:value="83.3836704637065">
                <text:p>83.38367046370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0">
                <text:p>25000</text:p>
              </table:table-cell>
              <table:table-cell office:value-type="float" office:value="80.49">
                <text:p>80.49</text:p>
              </table:table-cell>
              <table:table-cell office:value-type="float" office:value="82.915">
                <text:p>82.915</text:p>
              </table:table-cell>
              <table:table-cell office:value-type="float" office:value="85.34">
                <text:p>85.34</text:p>
              </table:table-cell>
              <table:table-cell office:value-type="float" office:value="82.85">
                <text:p>82.85</text:p>
              </table:table-cell>
              <table:table-cell office:value-type="float" office:value="82.8795306453891">
                <text:p>82.87953064538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0">
                <text:p>25500</text:p>
              </table:table-cell>
              <table:table-cell office:value-type="float" office:value="80.49">
                <text:p>80.49</text:p>
              </table:table-cell>
              <table:table-cell office:value-type="float" office:value="82.915">
                <text:p>82.915</text:p>
              </table:table-cell>
              <table:table-cell office:value-type="float" office:value="85.34">
                <text:p>85.34</text:p>
              </table:table-cell>
              <table:table-cell office:value-type="float" office:value="82.85">
                <text:p>82.85</text:p>
              </table:table-cell>
              <table:table-cell office:value-type="float" office:value="82.8795306453891">
                <text:p>82.87953064538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0">
                <text:p>26000</text:p>
              </table:table-cell>
              <table:table-cell office:value-type="float" office:value="80.49">
                <text:p>80.49</text:p>
              </table:table-cell>
              <table:table-cell office:value-type="float" office:value="82.915">
                <text:p>82.915</text:p>
              </table:table-cell>
              <table:table-cell office:value-type="float" office:value="85.34">
                <text:p>85.34</text:p>
              </table:table-cell>
              <table:table-cell office:value-type="float" office:value="82.85">
                <text:p>82.85</text:p>
              </table:table-cell>
              <table:table-cell office:value-type="float" office:value="82.8795306453891">
                <text:p>82.8795306453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0">
                <text:p>26500</text:p>
              </table:table-cell>
              <table:table-cell office:value-type="float" office:value="80.49">
                <text:p>80.49</text:p>
              </table:table-cell>
              <table:table-cell office:value-type="float" office:value="82.915">
                <text:p>82.915</text:p>
              </table:table-cell>
              <table:table-cell office:value-type="float" office:value="85.34">
                <text:p>85.34</text:p>
              </table:table-cell>
              <table:table-cell office:value-type="float" office:value="82.85">
                <text:p>82.85</text:p>
              </table:table-cell>
              <table:table-cell office:value-type="float" office:value="82.8795306453891">
                <text:p>82.87953064538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0">
                <text:p>27000</text:p>
              </table:table-cell>
              <table:table-cell office:value-type="float" office:value="80.49">
                <text:p>80.49</text:p>
              </table:table-cell>
              <table:table-cell office:value-type="float" office:value="82.915">
                <text:p>82.915</text:p>
              </table:table-cell>
              <table:table-cell office:value-type="float" office:value="85.34">
                <text:p>85.34</text:p>
              </table:table-cell>
              <table:table-cell office:value-type="float" office:value="82.85">
                <text:p>82.85</text:p>
              </table:table-cell>
              <table:table-cell office:value-type="float" office:value="82.8795306453891">
                <text:p>82.87953064538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0">
                <text:p>27500</text:p>
              </table:table-cell>
              <table:table-cell office:value-type="float" office:value="81.15">
                <text:p>81.15</text:p>
              </table:table-cell>
              <table:table-cell office:value-type="float" office:value="83.245">
                <text:p>83.245</text:p>
              </table:table-cell>
              <table:table-cell office:value-type="float" office:value="85.34">
                <text:p>85.34</text:p>
              </table:table-cell>
              <table:table-cell office:value-type="float" office:value="83.19">
                <text:p>83.19</text:p>
              </table:table-cell>
              <table:table-cell office:value-type="float" office:value="83.2186337306736">
                <text:p>83.21863373067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0">
                <text:p>28000</text:p>
              </table:table-cell>
              <table:table-cell office:value-type="float" office:value="81.82">
                <text:p>81.82</text:p>
              </table:table-cell>
              <table:table-cell office:value-type="float" office:value="83.58">
                <text:p>83.58</text:p>
              </table:table-cell>
              <table:table-cell office:value-type="float" office:value="85.34">
                <text:p>85.34</text:p>
              </table:table-cell>
              <table:table-cell office:value-type="float" office:value="83.54">
                <text:p>83.54</text:p>
              </table:table-cell>
              <table:table-cell office:value-type="float" office:value="83.56146719631">
                <text:p>83.56146719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0">
                <text:p>28500</text:p>
              </table:table-cell>
              <table:table-cell office:value-type="float" office:value="81.82">
                <text:p>81.82</text:p>
              </table:table-cell>
              <table:table-cell office:value-type="float" office:value="83.58">
                <text:p>83.58</text:p>
              </table:table-cell>
              <table:table-cell office:value-type="float" office:value="85.34">
                <text:p>85.34</text:p>
              </table:table-cell>
              <table:table-cell office:value-type="float" office:value="83.54">
                <text:p>83.54</text:p>
              </table:table-cell>
              <table:table-cell office:value-type="float" office:value="83.56146719631">
                <text:p>83.56146719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0">
                <text:p>29000</text:p>
              </table:table-cell>
              <table:table-cell office:value-type="float" office:value="81.82">
                <text:p>81.82</text:p>
              </table:table-cell>
              <table:table-cell office:value-type="float" office:value="83.58">
                <text:p>83.58</text:p>
              </table:table-cell>
              <table:table-cell office:value-type="float" office:value="85.34">
                <text:p>85.34</text:p>
              </table:table-cell>
              <table:table-cell office:value-type="float" office:value="83.54">
                <text:p>83.54</text:p>
              </table:table-cell>
              <table:table-cell office:value-type="float" office:value="83.56146719631">
                <text:p>83.56146719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0">
                <text:p>29500</text:p>
              </table:table-cell>
              <table:table-cell office:value-type="float" office:value="82.5">
                <text:p>82.5</text:p>
              </table:table-cell>
              <table:table-cell office:value-type="float" office:value="83.92">
                <text:p>83.92</text:p>
              </table:table-cell>
              <table:table-cell office:value-type="float" office:value="85.34">
                <text:p>85.34</text:p>
              </table:table-cell>
              <table:table-cell office:value-type="float" office:value="83.9">
                <text:p>83.9</text:p>
              </table:table-cell>
              <table:table-cell office:value-type="float" office:value="83.9079853172509">
                <text:p>83.90798531725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0">
                <text:p>30000</text:p>
              </table:table-cell>
              <table:table-cell office:value-type="float" office:value="83.19">
                <text:p>83.19</text:p>
              </table:table-cell>
              <table:table-cell office:value-type="float" office:value="84.265">
                <text:p>84.265</text:p>
              </table:table-cell>
              <table:table-cell office:value-type="float" office:value="85.34">
                <text:p>85.34</text:p>
              </table:table-cell>
              <table:table-cell office:value-type="float" office:value="84.26">
                <text:p>84.26</text:p>
              </table:table-cell>
              <table:table-cell office:value-type="float" office:value="84.2581426332197">
                <text:p>84.25814263321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0">
                <text:p>30500</text:p>
              </table:table-cell>
              <table:table-cell office:value-type="float" office:value="83.19">
                <text:p>83.19</text:p>
              </table:table-cell>
              <table:table-cell office:value-type="float" office:value="84.265">
                <text:p>84.265</text:p>
              </table:table-cell>
              <table:table-cell office:value-type="float" office:value="85.34">
                <text:p>85.34</text:p>
              </table:table-cell>
              <table:table-cell office:value-type="float" office:value="84.26">
                <text:p>84.26</text:p>
              </table:table-cell>
              <table:table-cell office:value-type="float" office:value="84.2581426332197">
                <text:p>84.2581426332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0">
                <text:p>31000</text:p>
              </table:table-cell>
              <table:table-cell office:value-type="float" office:value="83.19">
                <text:p>83.19</text:p>
              </table:table-cell>
              <table:table-cell office:value-type="float" office:value="84.265">
                <text:p>84.265</text:p>
              </table:table-cell>
              <table:table-cell office:value-type="float" office:value="85.34">
                <text:p>85.34</text:p>
              </table:table-cell>
              <table:table-cell office:value-type="float" office:value="84.26">
                <text:p>84.26</text:p>
              </table:table-cell>
              <table:table-cell office:value-type="float" office:value="84.2581426332197">
                <text:p>84.25814263321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0">
                <text:p>31500</text:p>
              </table:table-cell>
              <table:table-cell office:value-type="float" office:value="83.19">
                <text:p>83.19</text:p>
              </table:table-cell>
              <table:table-cell office:value-type="float" office:value="84.265">
                <text:p>84.265</text:p>
              </table:table-cell>
              <table:table-cell office:value-type="float" office:value="85.34">
                <text:p>85.34</text:p>
              </table:table-cell>
              <table:table-cell office:value-type="float" office:value="84.26">
                <text:p>84.26</text:p>
              </table:table-cell>
              <table:table-cell office:value-type="float" office:value="84.2581426332197">
                <text:p>84.2581426332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0">
                <text:p>32000</text:p>
              </table:table-cell>
              <table:table-cell office:value-type="float" office:value="83.9">
                <text:p>83.9</text:p>
              </table:table-cell>
              <table:table-cell office:value-type="float" office:value="84.62">
                <text:p>84.62</text:p>
              </table:table-cell>
              <table:table-cell office:value-type="float" office:value="85.34">
                <text:p>85.34</text:p>
              </table:table-cell>
              <table:table-cell office:value-type="float" office:value="84.62">
                <text:p>84.62</text:p>
              </table:table-cell>
              <table:table-cell office:value-type="float" office:value="84.6169368389095">
                <text:p>84.6169368389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0">
                <text:p>32500</text:p>
              </table:table-cell>
              <table:table-cell office:value-type="float" office:value="84.62">
                <text:p>84.62</text:p>
              </table:table-cell>
              <table:table-cell office:value-type="float" office:value="84.98">
                <text:p>84.98</text:p>
              </table:table-cell>
              <table:table-cell office:value-type="float" office:value="85.34">
                <text:p>85.34</text:p>
              </table:table-cell>
              <table:table-cell office:value-type="float" office:value="84.98">
                <text:p>84.98</text:p>
              </table:table-cell>
              <table:table-cell office:value-type="float" office:value="84.9792374642183">
                <text:p>84.97923746421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0">
                <text:p>33000</text:p>
              </table:table-cell>
              <table:table-cell office:value-type="float" office:value="85.34">
                <text:p>85.34</text:p>
              </table:table-cell>
              <table:table-cell office:value-type="float" office:value="85.34">
                <text:p>85.34</text:p>
              </table:table-cell>
              <table:table-cell office:value-type="float" office:value="85.34">
                <text:p>85.34</text:p>
              </table:table-cell>
              <table:table-cell office:value-type="float" office:value="85.34">
                <text:p>85.34</text:p>
              </table:table-cell>
              <table:table-cell office:value-type="float" office:value="85.34">
                <text:p>85.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0">
                <text:p>33500</text:p>
              </table:table-cell>
              <table:table-cell office:value-type="float" office:value="86.73">
                <text:p>86.73</text:p>
              </table:table-cell>
              <table:table-cell office:value-type="float" office:value="85.605">
                <text:p>85.605</text:p>
              </table:table-cell>
              <table:table-cell office:value-type="float" office:value="84.48">
                <text:p>84.48</text:p>
              </table:table-cell>
              <table:table-cell office:value-type="float" office:value="85.59">
                <text:p>85.59</text:p>
              </table:table-cell>
              <table:table-cell office:value-type="float" office:value="85.597607443199">
                <text:p>85.597607443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0">
                <text:p>34000</text:p>
              </table:table-cell>
              <table:table-cell office:value-type="float" office:value="87.5">
                <text:p>87.5</text:p>
              </table:table-cell>
              <table:table-cell office:value-type="float" office:value="85.99">
                <text:p>85.99</text:p>
              </table:table-cell>
              <table:table-cell office:value-type="float" office:value="84.48">
                <text:p>84.48</text:p>
              </table:table-cell>
              <table:table-cell office:value-type="float" office:value="85.96">
                <text:p>85.96</text:p>
              </table:table-cell>
              <table:table-cell office:value-type="float" office:value="85.9767410408187">
                <text:p>85.9767410408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0">
                <text:p>34500</text:p>
              </table:table-cell>
              <table:table-cell office:value-type="float" office:value="87.5">
                <text:p>87.5</text:p>
              </table:table-cell>
              <table:table-cell office:value-type="float" office:value="85.99">
                <text:p>85.99</text:p>
              </table:table-cell>
              <table:table-cell office:value-type="float" office:value="84.48">
                <text:p>84.48</text:p>
              </table:table-cell>
              <table:table-cell office:value-type="float" office:value="85.96">
                <text:p>85.96</text:p>
              </table:table-cell>
              <table:table-cell office:value-type="float" office:value="85.9767410408187">
                <text:p>85.97674104081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0">
                <text:p>35000</text:p>
              </table:table-cell>
              <table:table-cell office:value-type="float" office:value="87.5">
                <text:p>87.5</text:p>
              </table:table-cell>
              <table:table-cell office:value-type="float" office:value="85.99">
                <text:p>85.99</text:p>
              </table:table-cell>
              <table:table-cell office:value-type="float" office:value="84.48">
                <text:p>84.48</text:p>
              </table:table-cell>
              <table:table-cell office:value-type="float" office:value="85.96">
                <text:p>85.96</text:p>
              </table:table-cell>
              <table:table-cell office:value-type="float" office:value="85.9767410408187">
                <text:p>85.9767410408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0">
                <text:p>35500</text:p>
              </table:table-cell>
              <table:table-cell office:value-type="float" office:value="87.5">
                <text:p>87.5</text:p>
              </table:table-cell>
              <table:table-cell office:value-type="float" office:value="85.99">
                <text:p>85.99</text:p>
              </table:table-cell>
              <table:table-cell office:value-type="float" office:value="84.48">
                <text:p>84.48</text:p>
              </table:table-cell>
              <table:table-cell office:value-type="float" office:value="85.96">
                <text:p>85.96</text:p>
              </table:table-cell>
              <table:table-cell office:value-type="float" office:value="85.9767410408187">
                <text:p>85.9767410408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0">
                <text:p>36000</text:p>
              </table:table-cell>
              <table:table-cell office:value-type="float" office:value="87.5">
                <text:p>87.5</text:p>
              </table:table-cell>
              <table:table-cell office:value-type="float" office:value="85.99">
                <text:p>85.99</text:p>
              </table:table-cell>
              <table:table-cell office:value-type="float" office:value="84.48">
                <text:p>84.48</text:p>
              </table:table-cell>
              <table:table-cell office:value-type="float" office:value="85.96">
                <text:p>85.96</text:p>
              </table:table-cell>
              <table:table-cell office:value-type="float" office:value="85.9767410408187">
                <text:p>85.9767410408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0">
                <text:p>365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0">
                <text:p>370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0">
                <text:p>375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0">
                <text:p>380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0">
                <text:p>385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0">
                <text:p>390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0">
                <text:p>39500</text:p>
              </table:table-cell>
              <table:table-cell office:value-type="float" office:value="88.29">
                <text:p>88.29</text:p>
              </table:table-cell>
              <table:table-cell office:value-type="float" office:value="86.385">
                <text:p>86.385</text:p>
              </table:table-cell>
              <table:table-cell office:value-type="float" office:value="84.48">
                <text:p>84.48</text:p>
              </table:table-cell>
              <table:table-cell office:value-type="float" office:value="86.34">
                <text:p>86.34</text:p>
              </table:table-cell>
              <table:table-cell office:value-type="float" office:value="86.3639924968734">
                <text:p>86.3639924968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0">
                <text:p>40000</text:p>
              </table:table-cell>
              <table:table-cell office:value-type="float" office:value="88.18">
                <text:p>88.18</text:p>
              </table:table-cell>
              <table:table-cell office:value-type="float" office:value="85.9">
                <text:p>85.9</text:p>
              </table:table-cell>
              <table:table-cell office:value-type="float" office:value="83.62">
                <text:p>83.62</text:p>
              </table:table-cell>
              <table:table-cell office:value-type="float" office:value="85.84">
                <text:p>85.84</text:p>
              </table:table-cell>
              <table:table-cell office:value-type="float" office:value="85.8697362287785">
                <text:p>85.8697362287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0">
                <text:p>40500</text:p>
              </table:table-cell>
              <table:table-cell office:value-type="float" office:value="88.18">
                <text:p>88.18</text:p>
              </table:table-cell>
              <table:table-cell office:value-type="float" office:value="85.9">
                <text:p>85.9</text:p>
              </table:table-cell>
              <table:table-cell office:value-type="float" office:value="83.62">
                <text:p>83.62</text:p>
              </table:table-cell>
              <table:table-cell office:value-type="float" office:value="85.84">
                <text:p>85.84</text:p>
              </table:table-cell>
              <table:table-cell office:value-type="float" office:value="85.8697362287785">
                <text:p>85.86973622877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0">
                <text:p>41000</text:p>
              </table:table-cell>
              <table:table-cell office:value-type="float" office:value="87.85">
                <text:p>87.85</text:p>
              </table:table-cell>
              <table:table-cell office:value-type="float" office:value="84.44">
                <text:p>84.44</text:p>
              </table:table-cell>
              <table:table-cell office:value-type="float" office:value="81.03">
                <text:p>81.03</text:p>
              </table:table-cell>
              <table:table-cell office:value-type="float" office:value="84.3">
                <text:p>84.3</text:p>
              </table:table-cell>
              <table:table-cell office:value-type="float" office:value="84.3711176884602">
                <text:p>84.3711176884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0">
                <text:p>41500</text:p>
              </table:table-cell>
              <table:table-cell office:value-type="float" office:value="87.85">
                <text:p>87.85</text:p>
              </table:table-cell>
              <table:table-cell office:value-type="float" office:value="84.44">
                <text:p>84.44</text:p>
              </table:table-cell>
              <table:table-cell office:value-type="float" office:value="81.03">
                <text:p>81.03</text:p>
              </table:table-cell>
              <table:table-cell office:value-type="float" office:value="84.3">
                <text:p>84.3</text:p>
              </table:table-cell>
              <table:table-cell office:value-type="float" office:value="84.3711176884602">
                <text:p>84.37111768846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0">
                <text:p>42000</text:p>
              </table:table-cell>
              <table:table-cell office:value-type="float" office:value="87.62">
                <text:p>87.62</text:p>
              </table:table-cell>
              <table:table-cell office:value-type="float" office:value="83.465">
                <text:p>83.465</text:p>
              </table:table-cell>
              <table:table-cell office:value-type="float" office:value="79.31">
                <text:p>79.31</text:p>
              </table:table-cell>
              <table:table-cell office:value-type="float" office:value="83.26">
                <text:p>83.26</text:p>
              </table:table-cell>
              <table:table-cell office:value-type="float" office:value="83.3615151013944">
                <text:p>83.36151510139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0">
                <text:p>42500</text:p>
              </table:table-cell>
              <table:table-cell office:value-type="float" office:value="87.62">
                <text:p>87.62</text:p>
              </table:table-cell>
              <table:table-cell office:value-type="float" office:value="83.465">
                <text:p>83.465</text:p>
              </table:table-cell>
              <table:table-cell office:value-type="float" office:value="79.31">
                <text:p>79.31</text:p>
              </table:table-cell>
              <table:table-cell office:value-type="float" office:value="83.26">
                <text:p>83.26</text:p>
              </table:table-cell>
              <table:table-cell office:value-type="float" office:value="83.3615151013944">
                <text:p>83.36151510139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0">
                <text:p>43000</text:p>
              </table:table-cell>
              <table:table-cell office:value-type="float" office:value="88.24">
                <text:p>88.24</text:p>
              </table:table-cell>
              <table:table-cell office:value-type="float" office:value="82.915">
                <text:p>82.915</text:p>
              </table:table-cell>
              <table:table-cell office:value-type="float" office:value="77.59">
                <text:p>77.59</text:p>
              </table:table-cell>
              <table:table-cell office:value-type="float" office:value="82.57">
                <text:p>82.57</text:p>
              </table:table-cell>
              <table:table-cell office:value-type="float" office:value="82.7438311900047">
                <text:p>82.7438311900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0">
                <text:p>43500</text:p>
              </table:table-cell>
              <table:table-cell office:value-type="float" office:value="88.24">
                <text:p>88.24</text:p>
              </table:table-cell>
              <table:table-cell office:value-type="float" office:value="82.915">
                <text:p>82.915</text:p>
              </table:table-cell>
              <table:table-cell office:value-type="float" office:value="77.59">
                <text:p>77.59</text:p>
              </table:table-cell>
              <table:table-cell office:value-type="float" office:value="82.57">
                <text:p>82.57</text:p>
              </table:table-cell>
              <table:table-cell office:value-type="float" office:value="82.7438311900047">
                <text:p>82.74383119000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0">
                <text:p>44000</text:p>
              </table:table-cell>
              <table:table-cell office:value-type="float" office:value="88.24">
                <text:p>88.24</text:p>
              </table:table-cell>
              <table:table-cell office:value-type="float" office:value="82.915">
                <text:p>82.915</text:p>
              </table:table-cell>
              <table:table-cell office:value-type="float" office:value="77.59">
                <text:p>77.59</text:p>
              </table:table-cell>
              <table:table-cell office:value-type="float" office:value="82.57">
                <text:p>82.57</text:p>
              </table:table-cell>
              <table:table-cell office:value-type="float" office:value="82.7438311900047">
                <text:p>82.74383119000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0">
                <text:p>44500</text:p>
              </table:table-cell>
              <table:table-cell office:value-type="float" office:value="88.12">
                <text:p>88.12</text:p>
              </table:table-cell>
              <table:table-cell office:value-type="float" office:value="82.42">
                <text:p>82.42</text:p>
              </table:table-cell>
              <table:table-cell office:value-type="float" office:value="76.72">
                <text:p>76.72</text:p>
              </table:table-cell>
              <table:table-cell office:value-type="float" office:value="82.03">
                <text:p>82.03</text:p>
              </table:table-cell>
              <table:table-cell office:value-type="float" office:value="82.2226635423592">
                <text:p>82.22266354235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0">
                <text:p>45000</text:p>
              </table:table-cell>
              <table:table-cell office:value-type="float" office:value="88.12">
                <text:p>88.12</text:p>
              </table:table-cell>
              <table:table-cell office:value-type="float" office:value="82.42">
                <text:p>82.42</text:p>
              </table:table-cell>
              <table:table-cell office:value-type="float" office:value="76.72">
                <text:p>76.72</text:p>
              </table:table-cell>
              <table:table-cell office:value-type="float" office:value="82.03">
                <text:p>82.03</text:p>
              </table:table-cell>
              <table:table-cell office:value-type="float" office:value="82.2226635423592">
                <text:p>82.2226635423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0">
                <text:p>45500</text:p>
              </table:table-cell>
              <table:table-cell office:value-type="float" office:value="88.12">
                <text:p>88.12</text:p>
              </table:table-cell>
              <table:table-cell office:value-type="float" office:value="82.42">
                <text:p>82.42</text:p>
              </table:table-cell>
              <table:table-cell office:value-type="float" office:value="76.72">
                <text:p>76.72</text:p>
              </table:table-cell>
              <table:table-cell office:value-type="float" office:value="82.03">
                <text:p>82.03</text:p>
              </table:table-cell>
              <table:table-cell office:value-type="float" office:value="82.2226635423592">
                <text:p>82.22266354235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0">
                <text:p>46000</text:p>
              </table:table-cell>
              <table:table-cell office:value-type="float" office:value="88.12">
                <text:p>88.12</text:p>
              </table:table-cell>
              <table:table-cell office:value-type="float" office:value="82.42">
                <text:p>82.42</text:p>
              </table:table-cell>
              <table:table-cell office:value-type="float" office:value="76.72">
                <text:p>76.72</text:p>
              </table:table-cell>
              <table:table-cell office:value-type="float" office:value="82.03">
                <text:p>82.03</text:p>
              </table:table-cell>
              <table:table-cell office:value-type="float" office:value="82.2226635423592">
                <text:p>82.22266354235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0">
                <text:p>46500</text:p>
              </table:table-cell>
              <table:table-cell office:value-type="float" office:value="88.12">
                <text:p>88.12</text:p>
              </table:table-cell>
              <table:table-cell office:value-type="float" office:value="82.42">
                <text:p>82.42</text:p>
              </table:table-cell>
              <table:table-cell office:value-type="float" office:value="76.72">
                <text:p>76.72</text:p>
              </table:table-cell>
              <table:table-cell office:value-type="float" office:value="82.03">
                <text:p>82.03</text:p>
              </table:table-cell>
              <table:table-cell office:value-type="float" office:value="82.2226635423592">
                <text:p>82.22266354235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0">
                <text:p>47000</text:p>
              </table:table-cell>
              <table:table-cell office:value-type="float" office:value="88">
                <text:p>88</text:p>
              </table:table-cell>
              <table:table-cell office:value-type="float" office:value="81.93">
                <text:p>81.93</text:p>
              </table:table-cell>
              <table:table-cell office:value-type="float" office:value="75.86">
                <text:p>75.86</text:p>
              </table:table-cell>
              <table:table-cell office:value-type="float" office:value="81.48">
                <text:p>81.48</text:p>
              </table:table-cell>
              <table:table-cell office:value-type="float" office:value="81.704834618277">
                <text:p>81.7048346182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0">
                <text:p>47500</text:p>
              </table:table-cell>
              <table:table-cell office:value-type="float" office:value="88">
                <text:p>88</text:p>
              </table:table-cell>
              <table:table-cell office:value-type="float" office:value="81.93">
                <text:p>81.93</text:p>
              </table:table-cell>
              <table:table-cell office:value-type="float" office:value="75.86">
                <text:p>75.86</text:p>
              </table:table-cell>
              <table:table-cell office:value-type="float" office:value="81.48">
                <text:p>81.48</text:p>
              </table:table-cell>
              <table:table-cell office:value-type="float" office:value="81.704834618277">
                <text:p>81.704834618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0">
                <text:p>48000</text:p>
              </table:table-cell>
              <table:table-cell office:value-type="float" office:value="88.78">
                <text:p>88.78</text:p>
              </table:table-cell>
              <table:table-cell office:value-type="float" office:value="81.89">
                <text:p>81.89</text:p>
              </table:table-cell>
              <table:table-cell office:value-type="float" office:value="75">
                <text:p>75</text:p>
              </table:table-cell>
              <table:table-cell office:value-type="float" office:value="81.31">
                <text:p>81.31</text:p>
              </table:table-cell>
              <table:table-cell office:value-type="float" office:value="81.599632352113">
                <text:p>81.5996323521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0">
                <text:p>48500</text:p>
              </table:table-cell>
              <table:table-cell office:value-type="float" office:value="88.78">
                <text:p>88.78</text:p>
              </table:table-cell>
              <table:table-cell office:value-type="float" office:value="81.89">
                <text:p>81.89</text:p>
              </table:table-cell>
              <table:table-cell office:value-type="float" office:value="75">
                <text:p>75</text:p>
              </table:table-cell>
              <table:table-cell office:value-type="float" office:value="81.31">
                <text:p>81.31</text:p>
              </table:table-cell>
              <table:table-cell office:value-type="float" office:value="81.599632352113">
                <text:p>81.599632352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0">
                <text:p>49000</text:p>
              </table:table-cell>
              <table:table-cell office:value-type="float" office:value="88.54">
                <text:p>88.54</text:p>
              </table:table-cell>
              <table:table-cell office:value-type="float" office:value="80.91">
                <text:p>80.91</text:p>
              </table:table-cell>
              <table:table-cell office:value-type="float" office:value="73.28">
                <text:p>73.28</text:p>
              </table:table-cell>
              <table:table-cell office:value-type="float" office:value="80.19">
                <text:p>80.19</text:p>
              </table:table-cell>
              <table:table-cell office:value-type="float" office:value="80.5494332692664">
                <text:p>80.5494332692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0">
                <text:p>495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0">
                <text:p>500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0">
                <text:p>505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0">
                <text:p>510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0">
                <text:p>515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0">
                <text:p>520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0">
                <text:p>525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0">
                <text:p>530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0">
                <text:p>535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0">
                <text:p>540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0">
                <text:p>545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0">
                <text:p>55000</text:p>
              </table:table-cell>
              <table:table-cell office:value-type="float" office:value="88.42">
                <text:p>88.42</text:p>
              </table:table-cell>
              <table:table-cell office:value-type="float" office:value="80.415">
                <text:p>80.415</text:p>
              </table:table-cell>
              <table:table-cell office:value-type="float" office:value="72.41">
                <text:p>72.41</text:p>
              </table:table-cell>
              <table:table-cell office:value-type="float" office:value="79.62">
                <text:p>79.62</text:p>
              </table:table-cell>
              <table:table-cell office:value-type="float" office:value="80.0155747339229">
                <text:p>80.01557473392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0">
                <text:p>55500</text:p>
              </table:table-cell>
              <table:table-cell office:value-type="float" office:value="88.17">
                <text:p>88.17</text:p>
              </table:table-cell>
              <table:table-cell office:value-type="float" office:value="79.43">
                <text:p>79.43</text:p>
              </table:table-cell>
              <table:table-cell office:value-type="float" office:value="70.69">
                <text:p>70.69</text:p>
              </table:table-cell>
              <table:table-cell office:value-type="float" office:value="78.47">
                <text:p>78.47</text:p>
              </table:table-cell>
              <table:table-cell office:value-type="float" office:value="78.9476871098831">
                <text:p>78.94768710988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0">
                <text:p>56000</text:p>
              </table:table-cell>
              <table:table-cell office:value-type="float" office:value="88.17">
                <text:p>88.17</text:p>
              </table:table-cell>
              <table:table-cell office:value-type="float" office:value="79.43">
                <text:p>79.43</text:p>
              </table:table-cell>
              <table:table-cell office:value-type="float" office:value="70.69">
                <text:p>70.69</text:p>
              </table:table-cell>
              <table:table-cell office:value-type="float" office:value="78.47">
                <text:p>78.47</text:p>
              </table:table-cell>
              <table:table-cell office:value-type="float" office:value="78.9476871098831">
                <text:p>78.9476871098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0">
                <text:p>56500</text:p>
              </table:table-cell>
              <table:table-cell office:value-type="float" office:value="88.17">
                <text:p>88.17</text:p>
              </table:table-cell>
              <table:table-cell office:value-type="float" office:value="79.43">
                <text:p>79.43</text:p>
              </table:table-cell>
              <table:table-cell office:value-type="float" office:value="70.69">
                <text:p>70.69</text:p>
              </table:table-cell>
              <table:table-cell office:value-type="float" office:value="78.47">
                <text:p>78.47</text:p>
              </table:table-cell>
              <table:table-cell office:value-type="float" office:value="78.9476871098831">
                <text:p>78.94768710988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0">
                <text:p>57000</text:p>
              </table:table-cell>
              <table:table-cell office:value-type="float" office:value="88.04">
                <text:p>88.04</text:p>
              </table:table-cell>
              <table:table-cell office:value-type="float" office:value="78.935">
                <text:p>78.935</text:p>
              </table:table-cell>
              <table:table-cell office:value-type="float" office:value="69.83">
                <text:p>69.83</text:p>
              </table:table-cell>
              <table:table-cell office:value-type="float" office:value="77.88">
                <text:p>77.88</text:p>
              </table:table-cell>
              <table:table-cell office:value-type="float" office:value="78.4081194775133">
                <text:p>78.4081194775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0">
                <text:p>57500</text:p>
              </table:table-cell>
              <table:table-cell office:value-type="float" office:value="87.91">
                <text:p>87.91</text:p>
              </table:table-cell>
              <table:table-cell office:value-type="float" office:value="78.44">
                <text:p>78.44</text:p>
              </table:table-cell>
              <table:table-cell office:value-type="float" office:value="68.97">
                <text:p>68.97</text:p>
              </table:table-cell>
              <table:table-cell office:value-type="float" office:value="77.29">
                <text:p>77.29</text:p>
              </table:table-cell>
              <table:table-cell office:value-type="float" office:value="77.8662487859792">
                <text:p>77.8662487859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